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roman" style:font-pitch="variable"/>
    <style:font-face style:name="var(--ff-mono)" svg:font-family="var(--ff-mono)" style:font-family-generic="roman"/>
    <style:font-face style:name="Consolas" svg:font-family="Consolas" style:font-family-generic="modern" style:font-pitch="fixed" svg:panose-1="2 11 6 9 2 2 4 3 2 4"/>
    <style:font-face style:name="WenQuanYi Micro Hei" svg:font-family="WenQuanYi Micro Hei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8" style:parent-style-name="Hyperlink" style:family="text">
      <style:text-properties style:font-name="DengXian" style:font-name-asian="DengXian" style:language-asian="zh" style:country-asian="CN"/>
    </style:style>
    <style:style style:name="P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1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1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1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7" style:parent-style-name="Hyperlink" style:family="text">
      <style:text-properties style:font-name="DengXian" style:font-name-asian="DengXian" style:language-asian="zh" style:country-asian="CN"/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4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40" style:parent-style-name="Hyperlink" style:family="text">
      <style:text-properties fo:background-color="#FFFFFF"/>
    </style:style>
    <style:style style:name="P4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3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4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47" style:parent-style-name="Hyperlink" style:family="text">
      <style:text-properties fo:background-color="#FFFFFF"/>
    </style:style>
    <style:style style:name="P4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54" style:parent-style-name="Hyperlink" style:family="text">
      <style:text-properties fo:background-color="#FFFFFF"/>
    </style:style>
    <style:style style:name="T55" style:parent-style-name="Hyperlink" style:family="text">
      <style:text-properties style:font-name="monospace" fo:background-color="#FFFFFF"/>
    </style:style>
    <style:style style:name="P5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58" style:parent-style-name="Hyperlink" style:family="text">
      <style:text-properties fo:background-color="#FFFFFF"/>
    </style:style>
    <style:style style:name="P59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0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1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6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5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67" style:parent-style-name="Hyperlink" style:family="text">
      <style:text-properties fo:background-color="#FFFFFF"/>
    </style:style>
    <style:style style:name="P68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0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2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74" style:parent-style-name="Hyperlink" style:family="text">
      <style:text-properties style:font-name="monospace"/>
    </style:style>
    <style:style style:name="P75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7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77" style:parent-style-name="Hyperlink" style:family="text">
      <style:text-properties style:font-name="DengXian" style:font-name-asian="DengXian" style:language-asian="zh" style:country-asian="CN"/>
    </style:style>
    <style:style style:name="P78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2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6" style:parent-style-name="TO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5847in"/>
        </style:tab-stops>
      </style:paragraph-properties>
    </style:style>
    <style:style style:name="T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8" style:parent-style-name="TO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918in"/>
        </style:tab-stops>
      </style:paragraph-properties>
    </style:style>
    <style:style style:name="T8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0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2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4" style:parent-style-name="TO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7513in"/>
        </style:tab-stops>
      </style:paragraph-properties>
    </style:style>
    <style:style style:name="T9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6" style:parent-style-name="Textbody" style:family="paragraph">
      <style:text-properties style:font-name="monospace" fo:color="#000000" fo:background-color="#FFFFFF"/>
    </style:style>
    <style:style style:name="T97" style:parent-style-name="DefaultParagraphFont" style:family="text">
      <style:text-properties style:font-name="DengXian" style:font-name-asian="DengXian" style:language-asian="zh" style:country-asian="CN"/>
    </style:style>
    <style:style style:name="P98" style:parent-style-name="Textbody" style:family="paragraph"/>
    <style:style style:name="P99" style:parent-style-name="ListParagraph" style:family="paragraph"/>
    <style:style style:name="P100" style:parent-style-name="Standard" style:family="paragraph">
      <style:text-properties style:font-name="monospace" fo:color="#000000" fo:background-color="#FFFFFF"/>
    </style:style>
    <style:style style:name="P101" style:parent-style-name="Standard" style:family="paragraph">
      <style:text-properties style:font-name="monospace" fo:color="#000000" fo:background-color="#FFFFFF"/>
    </style:style>
    <style:style style:name="P102" style:parent-style-name="Standard" style:family="paragraph">
      <style:text-properties style:font-name="monospace" fo:color="#000000" fo:background-color="#FFFFFF"/>
    </style:style>
    <style:style style:name="T103" style:parent-style-name="DefaultParagraphFont" style:family="text">
      <style:text-properties style:font-name="monospace" fo:color="#000000" fo:background-color="#FFFFFF"/>
    </style:style>
    <style:style style:name="P104" style:parent-style-name="Standard" style:family="paragraph">
      <style:text-properties style:font-name="monospace" fo:color="#000000" fo:background-color="#FFFFFF"/>
    </style:style>
    <style:style style:name="P105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6" style:parent-style-name="DefaultParagraphFont" style:family="text"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P107" style:parent-style-name="Standard" style:family="paragraph">
      <style:text-properties style:font-name="monospace" fo:color="#000000" fo:background-color="#FFFFFF"/>
    </style:style>
    <style:style style:name="P108" style:parent-style-name="Standard" style:family="paragraph">
      <style:text-properties style:font-name="monospace" fo:color="#000000" fo:background-color="#FFFFFF"/>
    </style:style>
    <style:style style:name="P109" style:parent-style-name="Standard" style:family="paragraph">
      <style:text-properties style:font-name="monospace" fo:color="#000000" fo:background-color="#FFFFFF"/>
    </style:style>
    <style:style style:name="T110" style:parent-style-name="DefaultParagraphFont" style:family="text">
      <style:text-properties style:font-name="monospace" fo:color="#000000" fo:background-color="#FFFFFF"/>
    </style:style>
    <style:style style:name="T111" style:parent-style-name="DefaultParagraphFont" style:family="text">
      <style:text-properties style:font-name="monospace" fo:color="#000000" fo:background-color="#FFFFFF"/>
    </style:style>
    <style:style style:name="T112" style:parent-style-name="DefaultParagraphFont" style:family="text">
      <style:text-properties style:font-name="monospace" fo:color="#000000" fo:background-color="#FFFFFF"/>
    </style:style>
    <style:style style:name="P113" style:parent-style-name="ListParagraph" style:family="paragraph"/>
    <style:style style:name="P114" style:parent-style-name="Normal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5" style:parent-style-name="DefaultParagraphFont" style:family="text"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T116" style:parent-style-name="DefaultParagraphFont" style:family="text">
      <style:text-properties style:font-name="var(--ff-mono)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P117" style:parent-style-name="Textbody" style:family="paragraph"/>
    <style:style style:name="T118" style:parent-style-name="DefaultParagraphFont" style:family="text">
      <style:text-properties style:language-asian="zh" style:country-asian="CN" style:language-complex="ar" style:country-complex="SA"/>
    </style:style>
    <style:style style:name="T119" style:parent-style-name="DefaultParagraphFont" style:family="text">
      <style:text-properties style:font-name="DengXian" style:font-name-asian="DengXian" style:language-asian="zh" style:country-asian="CN"/>
    </style:style>
    <style:style style:name="T120" style:parent-style-name="DefaultParagraphFont" style:family="text">
      <style:text-properties style:font-name="monospace" fo:background-color="#FFF200" style:language-asian="zh" style:country-asian="CN"/>
    </style:style>
    <style:style style:name="T121" style:parent-style-name="DefaultParagraphFont" style:family="text">
      <style:text-properties style:font-name="monospace" fo:background-color="#FFF200"/>
    </style:style>
    <style:style style:name="P122" style:parent-style-name="Textbody" style:family="paragraph">
      <style:text-properties style:font-name="monospace" fo:color="#000000" fo:background-color="#FFFFFF"/>
    </style:style>
    <style:style style:name="P123" style:parent-style-name="Textbody" style:family="paragraph">
      <style:text-properties style:font-name="monospace" fo:color="#000000" fo:background-color="#FFFFFF"/>
    </style:style>
    <style:style style:name="T124" style:parent-style-name="DefaultParagraphFont" style:family="text">
      <style:text-properties style:font-name="monospace" fo:color="#000000" fo:background-color="#FFFFFF"/>
    </style:style>
    <style:style style:name="T125" style:parent-style-name="DefaultParagraphFont" style:family="text">
      <style:text-properties style:font-name="monospace"/>
    </style:style>
    <style:style style:name="P126" style:parent-style-name="Textbody" style:family="paragraph">
      <style:text-properties style:font-name="monospace"/>
    </style:style>
    <style:style style:name="P127" style:parent-style-name="Heading3" style:family="paragraph">
      <style:text-properties fo:background-color="#FFFFFF"/>
    </style:style>
    <style:style style:name="P128" style:parent-style-name="Textbody" style:family="paragraph">
      <style:text-properties style:font-name="monospace" fo:color="#000000" fo:background-color="#FFFFFF"/>
    </style:style>
    <style:style style:name="P129" style:parent-style-name="Textbody" style:family="paragraph">
      <style:text-properties style:font-name="monospace" fo:color="#000000" fo:background-color="#FFFFFF"/>
    </style:style>
    <style:style style:name="P130" style:parent-style-name="Textbody" style:family="paragraph">
      <style:text-properties style:font-name="monospace" fo:color="#000000" fo:background-color="#FFFFFF"/>
    </style:style>
    <style:style style:name="P131" style:parent-style-name="Textbody" style:family="paragraph">
      <style:text-properties style:font-name="monospace" fo:color="#000000" fo:background-color="#FFFFFF"/>
    </style:style>
    <style:style style:name="P132" style:parent-style-name="Textbody" style:family="paragraph">
      <style:text-properties style:font-name="monospace" fo:color="#000000" fo:background-color="#FFFFFF"/>
    </style:style>
    <style:style style:name="P133" style:parent-style-name="Textbody" style:family="paragraph">
      <style:text-properties style:font-name="monospace" fo:color="#000000" fo:background-color="#FFFFFF"/>
    </style:style>
    <style:style style:name="P134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135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136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137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138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139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 fo:hyphenate="true"/>
    </style:style>
    <style:style style:name="P140" style:parent-style-name="Normal" style:family="paragraph">
      <style:paragraph-properties fo:widows="2" fo:orphans="2" fo:border="0.0104in solid #EEEEEE" fo:padding="0.1527in" style:shadow="none" style:line-break="normal" style:vertical-align="auto" fo:background-color="#F4F4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" style:parent-style-name="DefaultParagraphFont" style:family="text">
      <style:text-properties style:font-name="Consolas" style:font-name-asian="Times New Roman" style:font-name-complex="Courier New" fo:color="#23282D" style:letter-kerning="false" fo:font-size="10pt" style:font-size-asian="10pt" style:font-size-complex="10pt" fo:background-color="#F4F4F4" style:language-asian="zh" style:country-asian="CN" style:language-complex="ar" style:country-complex="SA"/>
    </style:style>
    <style:style style:name="T142" style:parent-style-name="DefaultParagraphFont" style:family="text">
      <style:text-properties style:font-name="monospace"/>
    </style:style>
    <style:style style:name="P143" style:parent-style-name="Textbody" style:family="paragraph">
      <style:text-properties style:font-name="monospace"/>
    </style:style>
    <style:style style:name="T144" style:parent-style-name="DefaultParagraphFont" style:family="text">
      <style:text-properties style:font-name="DengXian" style:font-name-asian="DengXian" style:language-asian="zh" style:country-asian="CN"/>
    </style:style>
    <style:style style:name="P145" style:parent-style-name="ListParagraph" style:family="paragraph"/>
    <style:style style:name="P146" style:parent-style-name="Textbody" style:family="paragraph">
      <style:text-properties style:font-name="WenQuanYi Micro Hei" style:font-name-asian="WenQuanYi Micro Hei"/>
    </style:style>
    <style:style style:name="P147" style:parent-style-name="ListParagraph" style:family="paragraph"/>
    <style:style style:name="T148" style:parent-style-name="SourceText" style:family="text">
      <style:text-properties style:font-name="WenQuanYi Micro Hei" style:font-name-asian="WenQuanYi Micro Hei"/>
    </style:style>
    <style:style style:name="T149" style:parent-style-name="SourceText" style:family="text">
      <style:text-properties style:font-name="monospace" style:font-name-asian="WenQuanYi Micro Hei" fo:color="#000000" fo:background-color="#FFFFFF"/>
    </style:style>
    <style:style style:name="T150" style:parent-style-name="SourceText" style:family="text">
      <style:text-properties style:font-name="WenQuanYi Micro Hei" style:font-name-asian="WenQuanYi Micro Hei"/>
    </style:style>
    <style:style style:name="P151" style:parent-style-name="ListParagraph" style:family="paragraph"/>
    <style:style style:name="T152" style:parent-style-name="SourceText" style:family="text">
      <style:text-properties style:font-name="WenQuanYi Micro Hei" style:font-name-asian="WenQuanYi Micro Hei" fo:color="#000000" fo:background-color="#FFFFFF"/>
    </style:style>
    <style:style style:name="T153" style:parent-style-name="SourceText" style:family="text">
      <style:text-properties style:font-name="monospace" style:font-name-asian="WenQuanYi Micro Hei" fo:color="#000000" fo:background-color="#FFFFFF"/>
    </style:style>
    <style:style style:name="T154" style:parent-style-name="SourceText" style:family="text">
      <style:text-properties style:font-name="monospace" style:font-name-asian="WenQuanYi Micro Hei" fo:color="#000000" fo:background-color="#FFFFFF"/>
    </style:style>
    <style:style style:name="T155" style:parent-style-name="SourceText" style:family="text">
      <style:text-properties style:font-name="monospace" style:font-name-asian="WenQuanYi Micro Hei" fo:color="#000000" fo:background-color="#FFFFFF"/>
    </style:style>
    <style:style style:name="T156" style:parent-style-name="SourceText" style:family="text">
      <style:text-properties style:font-name="monospace" style:font-name-asian="WenQuanYi Micro Hei" fo:color="#000000" fo:background-color="#FFFFFF"/>
    </style:style>
    <style:style style:name="T157" style:parent-style-name="SourceText" style:family="text">
      <style:text-properties style:font-name="monospace" style:font-name-asian="WenQuanYi Micro Hei" fo:color="#000000" fo:background-color="#FFFFFF"/>
    </style:style>
    <style:style style:name="T158" style:parent-style-name="SourceText" style:family="text">
      <style:text-properties style:font-name="monospace" style:font-name-asian="WenQuanYi Micro Hei"/>
    </style:style>
    <style:style style:name="T159" style:parent-style-name="SourceText" style:family="text">
      <style:text-properties style:font-name="monospace" style:font-name-asian="WenQuanYi Micro Hei"/>
    </style:style>
    <style:style style:name="T160" style:parent-style-name="SourceText" style:family="text">
      <style:text-properties style:font-name="WenQuanYi Micro Hei" style:font-name-asian="WenQuanYi Micro Hei"/>
    </style:style>
    <style:style style:name="T161" style:parent-style-name="SourceText" style:family="text">
      <style:text-properties style:font-name="WenQuanYi Micro Hei" style:font-name-asian="WenQuanYi Micro Hei"/>
    </style:style>
    <style:style style:name="P162" style:parent-style-name="ListParagraph" style:family="paragraph"/>
    <style:style style:name="T163" style:parent-style-name="DefaultParagraphFont" style:family="text">
      <style:text-properties style:font-name="monospace" fo:background-color="#FFFFFF"/>
    </style:style>
    <style:style style:name="P164" style:parent-style-name="Textbody" style:family="paragraph">
      <style:text-properties style:font-name="monospace" fo:color="#000000" fo:background-color="#FFFFFF"/>
    </style:style>
    <style:style style:name="T165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166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P167" style:parent-style-name="Textbody" style:family="paragraph">
      <style:text-properties style:font-name="monospace" fo:color="#000000" fo:background-color="#FFFFFF"/>
    </style:style>
    <style:style style:name="P168" style:parent-style-name="Textbody" style:family="paragraph">
      <style:text-properties style:font-name="monospace" fo:color="#000000" fo:background-color="#FFFFFF"/>
    </style:style>
    <style:style style:name="P169" style:parent-style-name="Textbody" style:family="paragraph">
      <style:text-properties style:font-name="monospace" fo:color="#000000" fo:font-size="10pt" style:font-size-asian="10pt" style:font-size-complex="10pt" fo:background-color="#FFF200"/>
    </style:style>
    <style:style style:name="P170" style:parent-style-name="ListParagraph" style:family="paragraph"/>
    <style:style style:name="P171" style:parent-style-name="Textbody" style:family="paragraph">
      <style:text-properties style:font-name="monospace"/>
    </style:style>
    <style:style style:name="P172" style:parent-style-name="Textbody" style:family="paragraph">
      <style:text-properties style:font-name="monospace"/>
    </style:style>
    <style:style style:name="T173" style:parent-style-name="DefaultParagraphFont" style:family="text">
      <style:text-properties style:font-name="monospace" fo:color="#000000" fo:background-color="#FFFFFF"/>
    </style:style>
    <style:style style:name="T174" style:parent-style-name="DefaultParagraphFont" style:family="text">
      <style:text-properties style:font-name="monospace" fo:color="#000000" fo:background-color="#FFFFFF"/>
    </style:style>
    <style:style style:name="P175" style:parent-style-name="Normal" style:family="paragraph">
      <style:paragraph-properties fo:widows="2" fo:orphans="2" style:vertical-align="auto" fo:background-color="#FDFDFD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T177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78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T179" style:parent-style-name="DefaultParagraphFon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80" style:parent-style-name="DefaultParagraphFont" style:family="text">
      <style:text-properties style:font-name="Consolas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language-asian="zh" style:country-asian="CN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Courier New" fo:color="#444444" style:letter-kerning="false" fo:font-size="10pt" style:font-size-asian="10pt" style:font-size-complex="10pt" style:language-asian="zh" style:country-asian="CN" style:language-complex="ar" style:country-complex="SA"/>
    </style:style>
    <style:style style:name="P182" style:parent-style-name="Heading3" style:family="paragraph">
      <style:text-properties fo:background-color="#FFFFFF"/>
    </style:style>
    <style:style style:name="P183" style:parent-style-name="Textbody" style:family="paragraph">
      <style:text-properties style:font-name="Liberation Mono" fo:color="#242729" fo:font-size="10pt" style:font-size-asian="10pt" style:font-size-complex="10pt" fo:background-color="#E4E6E8"/>
    </style:style>
    <style:style style:name="T184" style:parent-style-name="DefaultParagraphFont" style:family="text">
      <style:text-properties style:language-asian="zh" style:country-asian="CN"/>
    </style:style>
    <style:style style:name="P185" style:parent-style-name="Normal" style:family="paragraph">
      <style:text-properties fo:background-color="#FFFFFF"/>
    </style:style>
    <style:style style:name="T186" style:parent-style-name="DefaultParagraphFont" style:family="text">
      <style:text-properties style:font-name="Arial" style:font-name-complex="Arial" fo:color="#000000" fo:background-color="#FFFFFF"/>
    </style:style>
    <style:style style:name="P187" style:parent-style-name="Textbody" style:family="paragraph">
      <style:text-properties style:font-name="monospace"/>
    </style:style>
    <style:style style:name="T188" style:parent-style-name="DefaultParagraphFont" style:family="text">
      <style:text-properties style:font-name="Arial" style:font-name-complex="Arial" fo:color="#000000" fo:background-color="#FFFFFF"/>
    </style:style>
    <style:style style:name="T189" style:parent-style-name="DefaultParagraphFont" style:family="text">
      <style:text-properties style:font-name="Arial" style:font-name-complex="Arial"/>
    </style:style>
    <style:style style:name="T190" style:parent-style-name="DefaultParagraphFont" style:family="text">
      <style:text-properties style:font-name="Arial" style:font-name-complex="Arial"/>
    </style:style>
    <style:style style:name="T191" style:parent-style-name="DefaultParagraphFont" style:family="text">
      <style:text-properties style:font-name="Arial" style:font-name-complex="Arial"/>
    </style:style>
    <style:style style:name="T192" style:parent-style-name="DefaultParagraphFont" style:family="text">
      <style:text-properties style:font-name="Arial" style:font-name-complex="Arial"/>
    </style:style>
    <style:style style:name="T193" style:parent-style-name="DefaultParagraphFont" style:family="text">
      <style:text-properties style:font-name="monospace"/>
    </style:style>
    <style:style style:name="T194" style:parent-style-name="DefaultParagraphFont" style:family="text">
      <style:text-properties style:font-name="monospace"/>
    </style:style>
    <style:style style:name="P195" style:parent-style-name="Textbody" style:family="paragraph">
      <style:text-properties style:font-name="monospace"/>
    </style:style>
    <style:style style:name="T196" style:parent-style-name="DefaultParagraphFont" style:family="text">
      <style:text-properties style:font-name="monospace"/>
    </style:style>
    <style:style style:name="T197" style:parent-style-name="DefaultParagraphFont" style:family="text">
      <style:text-properties style:font-name="monospace"/>
    </style:style>
    <style:style style:name="T198" style:parent-style-name="DefaultParagraphFont" style:family="text">
      <style:text-properties style:font-name="monospace"/>
    </style:style>
    <style:style style:name="T199" style:parent-style-name="DefaultParagraphFont" style:family="text">
      <style:text-properties style:font-name="monospace"/>
    </style:style>
    <style:style style:name="T200" style:parent-style-name="DefaultParagraphFont" style:family="text">
      <style:text-properties style:font-name="monospace"/>
    </style:style>
    <style:style style:name="P201" style:parent-style-name="Heading3" style:family="paragraph">
      <style:text-properties fo:background-color="#FFFFFF"/>
    </style:style>
    <style:style style:name="P202" style:parent-style-name="Normal" style:family="paragraph">
      <style:text-properties fo:background-color="#FFFFFF"/>
    </style:style>
    <style:style style:name="P203" style:parent-style-name="Standard" style:family="paragraph">
      <style:text-properties fo:background-color="#FFFFFF"/>
    </style:style>
    <style:style style:name="T204" style:parent-style-name="DefaultParagraphFont" style:family="text">
      <style:text-properties fo:background-color="#FFFFFF"/>
    </style:style>
    <style:style style:name="T205" style:parent-style-name="DefaultParagraphFont" style:family="text">
      <style:text-properties style:font-name="monospace" fo:background-color="#FFFFFF"/>
    </style:style>
    <style:style style:name="T206" style:parent-style-name="DefaultParagraphFont" style:family="text">
      <style:text-properties style:font-name="monospace" fo:color="#000000" fo:background-color="#FFF200"/>
    </style:style>
    <style:style style:name="T207" style:parent-style-name="DefaultParagraphFont" style:family="text">
      <style:text-properties style:font-name="monospace"/>
    </style:style>
    <style:style style:name="P208" style:parent-style-name="Standard" style:family="paragraph">
      <style:text-properties style:font-name="monospace"/>
    </style:style>
    <style:style style:name="P209" style:parent-style-name="Standard" style:family="paragraph">
      <style:text-properties style:font-name="monospace"/>
    </style:style>
    <style:style style:name="T210" style:parent-style-name="DefaultParagraphFont" style:family="text">
      <style:text-properties style:font-name="monospace" fo:color="#000000" fo:font-size="10pt" style:font-size-asian="10pt" style:font-size-complex="10pt" fo:background-color="#FFFFFF"/>
    </style:style>
    <style:style style:name="T211" style:parent-style-name="DefaultParagraphFont" style:family="text">
      <style:text-properties style:font-name="monospace" fo:color="#000000" fo:background-color="#FFFFFF"/>
    </style:style>
    <style:style style:name="T212" style:parent-style-name="DefaultParagraphFont" style:family="text">
      <style:text-properties fo:background-color="#FFFFFF"/>
    </style:style>
    <style:style style:name="T213" style:parent-style-name="DefaultParagraphFont" style:family="text">
      <style:text-properties fo:background-color="#FFFFFF"/>
    </style:style>
    <style:style style:name="T214" style:parent-style-name="DefaultParagraphFont" style:family="text">
      <style:text-properties style:font-name="monospace"/>
    </style:style>
    <style:style style:name="T215" style:parent-style-name="DefaultParagraphFont" style:family="text">
      <style:text-properties style:font-name="monospace" fo:color="#000000" fo:background-color="#FFFFFF"/>
    </style:style>
    <style:style style:name="T216" style:parent-style-name="DefaultParagraphFont" style:family="text">
      <style:text-properties style:font-name="monospace" fo:color="#000000" fo:background-color="#FFFFFF"/>
    </style:style>
    <style:style style:name="P217" style:parent-style-name="Standard" style:family="paragraph">
      <style:text-properties style:font-name="monospace"/>
    </style:style>
    <style:style style:name="P218" style:parent-style-name="Standard" style:family="paragraph">
      <style:text-properties style:font-name="monospace" fo:background-color="#FFFF00"/>
    </style:style>
    <style:style style:name="T219" style:parent-style-name="DefaultParagraphFont" style:family="text">
      <style:text-properties style:font-name="monospace"/>
    </style:style>
    <style:style style:name="T220" style:parent-style-name="Hyperlink" style:family="text">
      <style:text-properties style:font-name="monospace"/>
    </style:style>
    <style:style style:name="T221" style:parent-style-name="Hyperlink" style:family="text">
      <style:text-properties style:font-name="monospace"/>
    </style:style>
    <style:style style:name="P222" style:parent-style-name="Standard" style:family="paragraph">
      <style:text-properties style:font-name="monospace"/>
    </style:style>
    <style:style style:name="P223" style:parent-style-name="Standard" style:family="paragraph">
      <style:text-properties style:font-name="monospace"/>
    </style:style>
    <style:style style:name="P224" style:parent-style-name="Standard" style:family="paragraph">
      <style:text-properties style:font-name="monospace"/>
    </style:style>
    <style:style style:name="P225" style:parent-style-name="Textbody" style:family="paragraph"/>
    <style:style style:name="P226" style:parent-style-name="Textbody" style:family="paragraph"/>
    <style:style style:name="P227" style:parent-style-name="Textbody" style:family="paragraph">
      <style:text-properties style:font-name="Consolas" fo:color="#C7254E" fo:font-size="9pt" style:font-size-asian="9pt" style:font-size-complex="9pt" fo:background-color="#F9F2F4"/>
    </style:style>
    <style:style style:name="T228" style:parent-style-name="DefaultParagraphFont" style:family="text">
      <style:text-properties fo:background-color="#FFFFFF"/>
    </style:style>
    <style:style style:name="T229" style:parent-style-name="DefaultParagraphFont" style:family="text">
      <style:text-properties style:font-name="monospace" fo:color="#000000" fo:background-color="#FFFFFF"/>
    </style:style>
    <style:style style:name="T230" style:parent-style-name="DefaultParagraphFont" style:family="text">
      <style:text-properties style:font-name="monospace" fo:color="#000000"/>
    </style:style>
    <style:style style:name="T231" style:parent-style-name="DefaultParagraphFont" style:family="text">
      <style:text-properties style:font-name="monospace" fo:color="#000000"/>
    </style:style>
    <style:style style:name="T232" style:parent-style-name="DefaultParagraphFont" style:family="text">
      <style:text-properties style:font-name="monospace" fo:color="#000000"/>
    </style:style>
    <style:style style:name="T233" style:parent-style-name="DefaultParagraphFont" style:family="text">
      <style:text-properties style:font-name="monospace" fo:color="#000000"/>
    </style:style>
    <style:style style:name="T234" style:parent-style-name="DefaultParagraphFont" style:family="text">
      <style:text-properties style:font-name="monospace" fo:color="#000000"/>
    </style:style>
    <style:style style:name="T235" style:parent-style-name="DefaultParagraphFont" style:family="text">
      <style:text-properties style:font-name="monospace" fo:color="#000000"/>
    </style:style>
    <style:style style:name="T236" style:parent-style-name="DefaultParagraphFont" style:family="text">
      <style:text-properties style:font-name="monospace" fo:color="#000000"/>
    </style:style>
    <style:style style:name="T237" style:parent-style-name="DefaultParagraphFont" style:family="text">
      <style:text-properties style:font-name="monospace" fo:color="#000000"/>
    </style:style>
    <style:style style:name="T238" style:parent-style-name="DefaultParagraphFont" style:family="text">
      <style:text-properties style:font-name="monospace" fo:color="#000000"/>
    </style:style>
    <style:style style:name="T239" style:parent-style-name="DefaultParagraphFont" style:family="text">
      <style:text-properties style:font-name="monospace" fo:color="#000000"/>
    </style:style>
    <style:style style:name="T240" style:parent-style-name="DefaultParagraphFont" style:family="text">
      <style:text-properties style:font-name="monospace" fo:color="#000000"/>
    </style:style>
    <style:style style:name="T241" style:parent-style-name="DefaultParagraphFont" style:family="text">
      <style:text-properties style:font-name="monospace" fo:color="#000000"/>
    </style:style>
    <style:style style:name="T242" style:parent-style-name="DefaultParagraphFont" style:family="text">
      <style:text-properties style:font-name="monospace" fo:color="#000000"/>
    </style:style>
    <style:style style:name="T243" style:parent-style-name="DefaultParagraphFont" style:family="text">
      <style:text-properties style:font-name="monospace" fo:color="#000000"/>
    </style:style>
    <style:style style:name="T244" style:parent-style-name="DefaultParagraphFont" style:family="text">
      <style:text-properties style:font-name="monospace" fo:color="#000000"/>
    </style:style>
    <style:style style:name="T245" style:parent-style-name="DefaultParagraphFont" style:family="text">
      <style:text-properties style:font-name="monospace" fo:color="#000000"/>
    </style:style>
    <style:style style:name="T246" style:parent-style-name="DefaultParagraphFont" style:family="text">
      <style:text-properties style:font-name="monospace" fo:color="#000000"/>
    </style:style>
    <style:style style:name="T247" style:parent-style-name="DefaultParagraphFont" style:family="text">
      <style:text-properties style:font-name="monospace" fo:color="#000000"/>
    </style:style>
    <style:style style:name="T248" style:parent-style-name="DefaultParagraphFont" style:family="text">
      <style:text-properties style:font-name="monospace" fo:color="#000000"/>
    </style:style>
    <style:style style:name="T249" style:parent-style-name="DefaultParagraphFont" style:family="text">
      <style:text-properties style:font-name="monospace" fo:color="#000000"/>
    </style:style>
    <style:style style:name="T250" style:parent-style-name="DefaultParagraphFont" style:family="text">
      <style:text-properties style:font-name="monospace" fo:color="#000000"/>
    </style:style>
    <style:style style:name="T251" style:parent-style-name="DefaultParagraphFont" style:family="text">
      <style:text-properties style:font-name="monospace" fo:color="#000000"/>
    </style:style>
    <style:style style:name="T252" style:parent-style-name="DefaultParagraphFont" style:family="text">
      <style:text-properties style:font-name="monospace" fo:color="#000000"/>
    </style:style>
    <style:style style:name="T253" style:parent-style-name="DefaultParagraphFont" style:family="text">
      <style:text-properties style:font-name="monospace" fo:color="#000000"/>
    </style:style>
    <style:style style:name="T254" style:parent-style-name="DefaultParagraphFont" style:family="text">
      <style:text-properties style:font-name="monospace" fo:color="#000000"/>
    </style:style>
    <style:style style:name="T255" style:parent-style-name="DefaultParagraphFont" style:family="text">
      <style:text-properties style:font-name="monospace" fo:color="#000000"/>
    </style:style>
    <style:style style:name="T256" style:parent-style-name="DefaultParagraphFont" style:family="text">
      <style:text-properties style:font-name="monospace" fo:color="#000000"/>
    </style:style>
    <style:style style:name="T257" style:parent-style-name="DefaultParagraphFont" style:family="text">
      <style:text-properties style:font-name="monospace" fo:color="#000000"/>
    </style:style>
    <style:style style:name="T258" style:parent-style-name="DefaultParagraphFont" style:family="text">
      <style:text-properties style:font-name="monospace" fo:color="#000000"/>
    </style:style>
    <style:style style:name="T259" style:parent-style-name="DefaultParagraphFont" style:family="text">
      <style:text-properties style:font-name="monospace" fo:color="#000000"/>
    </style:style>
    <style:style style:name="T260" style:parent-style-name="DefaultParagraphFont" style:family="text">
      <style:text-properties style:font-name="monospace" fo:color="#000000"/>
    </style:style>
    <style:style style:name="T261" style:parent-style-name="DefaultParagraphFont" style:family="text">
      <style:text-properties style:font-name="monospace" fo:color="#000000"/>
    </style:style>
    <style:style style:name="T262" style:parent-style-name="DefaultParagraphFont" style:family="text">
      <style:text-properties style:font-name="monospace" fo:color="#000000"/>
    </style:style>
    <style:style style:name="T263" style:parent-style-name="DefaultParagraphFont" style:family="text">
      <style:text-properties style:font-name="monospace" fo:color="#000000"/>
    </style:style>
    <style:style style:name="T264" style:parent-style-name="DefaultParagraphFont" style:family="text">
      <style:text-properties style:font-name="monospace" fo:color="#000000"/>
    </style:style>
    <style:style style:name="T265" style:parent-style-name="DefaultParagraphFont" style:family="text">
      <style:text-properties style:font-name="monospace" fo:color="#000000"/>
    </style:style>
    <style:style style:name="T266" style:parent-style-name="DefaultParagraphFont" style:family="text">
      <style:text-properties style:font-name="monospace" fo:color="#000000"/>
    </style:style>
    <style:style style:name="T267" style:parent-style-name="DefaultParagraphFont" style:family="text">
      <style:text-properties style:font-name="monospace" fo:color="#000000"/>
    </style:style>
    <style:style style:name="T268" style:parent-style-name="DefaultParagraphFont" style:family="text">
      <style:text-properties style:font-name="monospace" fo:color="#000000"/>
    </style:style>
    <style:style style:name="T269" style:parent-style-name="DefaultParagraphFont" style:family="text">
      <style:text-properties style:font-name="monospace" fo:color="#000000"/>
    </style:style>
    <style:style style:name="T270" style:parent-style-name="DefaultParagraphFont" style:family="text">
      <style:text-properties style:font-name="monospace" fo:color="#000000"/>
    </style:style>
    <style:style style:name="T271" style:parent-style-name="DefaultParagraphFont" style:family="text">
      <style:text-properties style:font-name="monospace" fo:color="#000000"/>
    </style:style>
    <style:style style:name="T272" style:parent-style-name="DefaultParagraphFont" style:family="text">
      <style:text-properties style:font-name="monospace"/>
    </style:style>
    <style:style style:name="P273" style:parent-style-name="Standard" style:family="paragraph">
      <style:text-properties style:font-name="monospace"/>
    </style:style>
    <style:style style:name="P274" style:parent-style-name="Standard" style:family="paragraph">
      <style:text-properties style:font-name="monospace"/>
    </style:style>
    <style:style style:name="T275" style:parent-style-name="DefaultParagraphFont" style:family="text">
      <style:text-properties style:font-name="monospace" fo:color="#000000" fo:background-color="#FFFFFF"/>
    </style:style>
    <style:style style:name="T276" style:parent-style-name="DefaultParagraphFont" style:family="text">
      <style:text-properties style:font-name="monospace" fo:color="#000000" fo:background-color="#FFFFFF"/>
    </style:style>
    <style:style style:name="T277" style:parent-style-name="DefaultParagraphFont" style:family="text">
      <style:text-properties style:font-name="monospace"/>
    </style:style>
    <style:style style:name="T278" style:parent-style-name="DefaultParagraphFont" style:family="text">
      <style:text-properties style:font-name="monospace"/>
    </style:style>
    <style:style style:name="P279" style:parent-style-name="Standard" style:family="paragraph">
      <style:text-properties style:font-name="monospace"/>
    </style:style>
    <style:style style:name="P280" style:parent-style-name="Standard" style:family="paragraph">
      <style:text-properties style:font-name="monospace"/>
    </style:style>
    <style:style style:name="P281" style:parent-style-name="Standard" style:family="paragraph">
      <style:text-properties style:font-name="monospace"/>
    </style:style>
    <style:style style:name="P282" style:parent-style-name="Standard" style:family="paragraph">
      <style:text-properties style:font-name="monospace"/>
    </style:style>
    <style:style style:name="T283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84" style:parent-style-name="DefaultParagraphFont" style:family="text">
      <style:text-properties style:font-name="monospace" fo:font-size="10pt" style:font-size-asian="10pt" style:font-size-complex="10pt" fo:background-color="#FFF200"/>
    </style:style>
    <style:style style:name="T285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P286" style:parent-style-name="Standard" style:family="paragraph">
      <style:text-properties style:font-name="monospace" fo:color="#000000" fo:font-size="10pt" style:font-size-asian="10pt" style:font-size-complex="10pt" fo:background-color="#FFF200"/>
    </style:style>
    <style:style style:name="T287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88" style:parent-style-name="DefaultParagraphFont" style:family="text">
      <style:text-properties style:font-name="monospace" fo:color="#000000" fo:font-size="10pt" style:font-size-asian="10pt" style:font-size-complex="10pt" fo:background-color="#FFF200"/>
    </style:style>
    <style:style style:name="T289" style:parent-style-name="DefaultParagraphFont" style:family="text">
      <style:text-properties style:font-name="monospace"/>
    </style:style>
    <style:style style:name="P290" style:parent-style-name="Standard" style:family="paragraph">
      <style:text-properties style:font-name="monospace"/>
    </style:style>
    <style:style style:name="T291" style:parent-style-name="DefaultParagraphFont" style:family="text">
      <style:text-properties style:font-name="monospace"/>
    </style:style>
    <style:style style:name="P292" style:parent-style-name="Standard" style:family="paragraph">
      <style:text-properties style:font-name="monospace"/>
    </style:style>
    <style:style style:name="P293" style:parent-style-name="Standard" style:family="paragraph">
      <style:text-properties style:font-name="monospace"/>
    </style:style>
    <style:style style:name="T294" style:parent-style-name="DefaultParagraphFont" style:family="text">
      <style:text-properties style:font-name="monospace" fo:color="#000000" fo:background-color="#FFFFFF"/>
    </style:style>
    <style:style style:name="T295" style:parent-style-name="DefaultParagraphFont" style:family="text">
      <style:text-properties style:font-name="monospace"/>
    </style:style>
    <style:style style:name="T296" style:parent-style-name="DefaultParagraphFont" style:family="text">
      <style:text-properties style:font-name="monospace" fo:color="#000000" fo:background-color="#FFFFFF"/>
    </style:style>
    <style:style style:name="T297" style:parent-style-name="DefaultParagraphFont" style:family="text">
      <style:text-properties style:font-name="monospace"/>
    </style:style>
    <style:style style:name="P298" style:parent-style-name="Standard" style:family="paragraph">
      <style:text-properties style:font-name="monospace"/>
    </style:style>
    <style:style style:name="P299" style:parent-style-name="Standard" style:family="paragraph">
      <style:text-properties style:font-name="monospace"/>
    </style:style>
    <style:style style:name="T300" style:parent-style-name="DefaultParagraphFont" style:family="text">
      <style:text-properties style:font-name="monospace" fo:color="#000000" fo:background-color="#FFFFFF"/>
    </style:style>
    <style:style style:name="T301" style:parent-style-name="DefaultParagraphFont" style:family="text">
      <style:text-properties style:font-name="monospace"/>
    </style:style>
    <style:style style:name="T302" style:parent-style-name="DefaultParagraphFont" style:family="text">
      <style:text-properties style:font-name="monospace" fo:color="#000000" fo:background-color="#FFFFFF"/>
    </style:style>
    <style:style style:name="P303" style:parent-style-name="Textbody" style:family="paragraph">
      <style:text-properties style:font-name="monospace"/>
    </style:style>
    <style:style style:name="T304" style:parent-style-name="DefaultParagraphFont" style:family="text">
      <style:text-properties style:font-name="monospace"/>
    </style:style>
    <style:style style:name="P305" style:parent-style-name="Textbody" style:family="paragraph">
      <style:text-properties style:font-name="monospace"/>
    </style:style>
    <style:style style:name="T306" style:parent-style-name="DefaultParagraphFont" style:family="text">
      <style:text-properties style:font-name="monospace"/>
    </style:style>
    <style:style style:name="T307" style:parent-style-name="DefaultParagraphFont" style:family="text">
      <style:text-properties style:font-name="monospace"/>
    </style:style>
    <style:style style:name="T308" style:parent-style-name="DefaultParagraphFont" style:family="text">
      <style:text-properties style:font-name="DengXian" style:font-name-asian="DengXian" style:language-asian="zh" style:country-asian="CN"/>
    </style:style>
    <style:style style:name="P30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0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1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3" style:parent-style-name="Textbody" style:family="paragraph">
      <style:paragraph-properties fo:margin-bottom="0in" fo:line-height="135%"/>
      <style:text-properties style:font-name="Arial" fo:color="#000000" fo:font-size="11pt" style:font-size-asian="11pt" fo:language="nl" fo:country="NL"/>
    </style:style>
    <style:style style:name="P31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7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18" style:parent-style-name="Textbody" style:family="paragraph">
      <style:paragraph-properties fo:margin-bottom="0in" fo:line-height="135%"/>
    </style:style>
    <style:style style:name="P31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20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21" style:parent-style-name="Textbody" style:family="paragraph">
      <style:paragraph-properties fo:margin-bottom="0in" fo:line-height="135%"/>
    </style:style>
    <style:style style:name="T322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323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P32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2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2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27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328" style:parent-style-name="Textbody" style:family="paragraph">
      <style:paragraph-properties fo:margin-bottom="0in" fo:line-height="135%"/>
    </style:style>
    <style:style style:name="T329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330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331" style:parent-style-name="DefaultParagraphFont" style:family="text">
      <style:text-properties style:font-name="Arial" fo:color="#1155CC" fo:font-size="11pt" style:font-size-asian="11pt" style:text-underline-type="single" style:text-underline-style="solid" style:text-underline-width="auto" style:text-underline-mode="continuous"/>
    </style:style>
    <style:style style:name="T332" style:parent-style-name="DefaultParagraphFont" style:family="text">
      <style:text-properties style:language-asian="zh" style:country-asian="CN"/>
    </style:style>
  </office:automatic-styles>
  <office:body>
    <office:text text:use-soft-page-breaks="true">
      <text:p text:style-name="P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83802884" office:target-frame-name="_top" xlink:show="replace"><text:span text:style-name="Hyperlink">1</text:span><text:span text:style-name="T3"><text:tab/></text:span><text:span text:style-name="Hyperlink">bashrc file</text:span><text:tab/>2</text:a></text:p>
          <text:p text:style-name="P4"><text:a xlink:href="#_Toc83802885" office:target-frame-name="_top" xlink:show="replace"><text:span text:style-name="Hyperlink">1.1.1</text:span><text:span text:style-name="T5"><text:tab/></text:span><text:span text:style-name="Hyperlink">checking .bashrc file</text:span><text:tab/>2</text:a></text:p>
          <text:p text:style-name="P6"><text:a xlink:href="#_Toc83802886" office:target-frame-name="_top" xlink:show="replace"><text:span text:style-name="Hyperlink">2</text:span><text:span text:style-name="T7"><text:tab/></text:span><text:span text:style-name="Hyperlink">O</text:span><text:span text:style-name="T8">n</text:span><text:span text:style-name="Hyperlink"><text:s/>the hardware</text:span><text:tab/>2</text:a></text:p>
          <text:p text:style-name="P9"><text:a xlink:href="#_Toc83802887" office:target-frame-name="_top" xlink:show="replace"><text:span text:style-name="Hyperlink">2.1.1</text:span><text:span text:style-name="T10"><text:tab/></text:span><text:span text:style-name="Hyperlink">Displaying CPU and Memory information</text:span><text:tab/>2</text:a></text:p>
          <text:p text:style-name="P11"><text:a xlink:href="#_Toc83802888" office:target-frame-name="_top" xlink:show="replace"><text:span text:style-name="Hyperlink">2.1.2</text:span><text:span text:style-name="T12"><text:tab/></text:span><text:span text:style-name="Hyperlink">find bit version, Oct 22, 2018</text:span><text:tab/>2</text:a></text:p>
          <text:p text:style-name="P13"><text:a xlink:href="#_Toc83802889" office:target-frame-name="_top" xlink:show="replace"><text:span text:style-name="Hyperlink">3</text:span><text:span text:style-name="T14"><text:tab/></text:span><text:span text:style-name="Hyperlink">Basic Commands</text:span><text:tab/>2</text:a></text:p>
          <text:p text:style-name="P15"><text:a xlink:href="#_Toc83802890" office:target-frame-name="_top" xlink:show="replace"><text:span text:style-name="Hyperlink">3.1</text:span><text:span text:style-name="T16"><text:tab/></text:span><text:span text:style-name="Hyperlink">Operating on files</text:span><text:tab/>2</text:a></text:p>
          <text:p text:style-name="P17"><text:a xlink:href="#_Toc83802891" office:target-frame-name="_top" xlink:show="replace"><text:span text:style-name="Hyperlink">3.1.1</text:span><text:span text:style-name="T18"><text:tab/></text:span><text:span text:style-name="Hyperlink">Creating nested directories</text:span><text:tab/>2</text:a></text:p>
          <text:p text:style-name="P19"><text:a xlink:href="#_Toc83802892" office:target-frame-name="_top" xlink:show="replace"><text:span text:style-name="Hyperlink">3.1.2</text:span><text:span text:style-name="T20"><text:tab/></text:span><text:span text:style-name="Hyperlink">Open .odt file</text:span><text:tab/>2</text:a></text:p>
          <text:p text:style-name="P21"><text:a xlink:href="#_Toc83802893" office:target-frame-name="_top" xlink:show="replace"><text:span text:style-name="Hyperlink">3.1.3</text:span><text:span text:style-name="T22"><text:tab/></text:span><text:span text:style-name="Hyperlink">Finding a file</text:span><text:tab/>2</text:a></text:p>
          <text:p text:style-name="P23"><text:a xlink:href="#_Toc83802894" office:target-frame-name="_top" xlink:show="replace"><text:span text:style-name="Hyperlink">3.1.4</text:span><text:span text:style-name="T24"><text:tab/></text:span><text:span text:style-name="Hyperlink">Renaming, moving, or deleting files</text:span><text:tab/>3</text:a></text:p>
          <text:p text:style-name="P25"><text:a xlink:href="#_Toc83802895" office:target-frame-name="_top" xlink:show="replace"><text:span text:style-name="Hyperlink">3.1.5</text:span><text:span text:style-name="T26"><text:tab/></text:span><text:span text:style-name="Hyperlink">Compress</text:span><text:span text:style-name="T27">ing</text:span><text:span text:style-name="Hyperlink"><text:s/>a file</text:span><text:tab/>4</text:a></text:p>
          <text:p text:style-name="P28"><text:a xlink:href="#_Toc83802896" office:target-frame-name="_top" xlink:show="replace"><text:span text:style-name="Hyperlink">3.1.6</text:span><text:span text:style-name="T29"><text:tab/></text:span><text:span text:style-name="Hyperlink">Updating a file without changing its content, May 19, 19</text:span><text:tab/>4</text:a></text:p>
          <text:p text:style-name="P30"><text:a xlink:href="#_Toc83802897" office:target-frame-name="_top" xlink:show="replace"><text:span text:style-name="Hyperlink">3.2</text:span><text:span text:style-name="T31"><text:tab/></text:span><text:span text:style-name="Hyperlink">Executing a program</text:span><text:tab/>4</text:a></text:p>
          <text:p text:style-name="P32"><text:a xlink:href="#_Toc83802898" office:target-frame-name="_top" xlink:show="replace"><text:span text:style-name="Hyperlink">3.2.1</text:span><text:span text:style-name="T33"><text:tab/></text:span><text:span text:style-name="Hyperlink">Dealing with variables when running a program</text:span><text:tab/>4</text:a></text:p>
          <text:p text:style-name="P34"><text:a xlink:href="#_Toc83802899" office:target-frame-name="_top" xlink:show="replace"><text:span text:style-name="Hyperlink">3.2.2</text:span><text:span text:style-name="T35"><text:tab/></text:span><text:span text:style-name="Hyperlink">running the program in the background, Nov 3 2019</text:span><text:tab/>5</text:a></text:p>
          <text:p text:style-name="P36"><text:a xlink:href="#_Toc83802900" office:target-frame-name="_top" xlink:show="replace"><text:span text:style-name="Hyperlink">3.2.3</text:span><text:span text:style-name="T37"><text:tab/></text:span><text:span text:style-name="Hyperlink">Saving the output to a file</text:span><text:tab/>5</text:a></text:p>
          <text:p text:style-name="P38"><text:a xlink:href="#_Toc83802901" office:target-frame-name="_top" xlink:show="replace"><text:span text:style-name="Hyperlink">3.2.4</text:span><text:span text:style-name="T39"><text:tab/></text:span><text:span text:style-name="T40">Avoiding having the script waiting for input</text:span><text:tab/>6</text:a></text:p>
          <text:p text:style-name="P41"><text:a xlink:href="#_Toc83802902" office:target-frame-name="_top" xlink:show="replace"><text:span text:style-name="Hyperlink">3.2.5</text:span><text:span text:style-name="T42"><text:tab/></text:span><text:span text:style-name="Hyperlink">Avoiding the program being killed when quitting the system, Sep 28, 2018</text:span><text:tab/>6</text:a></text:p>
          <text:p text:style-name="P43"><text:a xlink:href="#_Toc83802903" office:target-frame-name="_top" xlink:show="replace"><text:span text:style-name="Hyperlink">3.2.6</text:span><text:span text:style-name="T44"><text:tab/></text:span><text:span text:style-name="Hyperlink">Timing a program, 8-5-18</text:span><text:tab/>6</text:a></text:p>
          <text:p text:style-name="P45"><text:a xlink:href="#_Toc83802904" office:target-frame-name="_top" xlink:show="replace"><text:span text:style-name="Hyperlink">3.2.7</text:span><text:span text:style-name="T46"><text:tab/></text:span><text:span text:style-name="T47">executing commands in a text file</text:span><text:tab/>6</text:a></text:p>
          <text:p text:style-name="P48"><text:a xlink:href="#_Toc83802905" office:target-frame-name="_top" xlink:show="replace"><text:span text:style-name="Hyperlink">4</text:span><text:span text:style-name="T49"><text:tab/></text:span><text:span text:style-name="Hyperlink">Command line</text:span><text:tab/>6</text:a></text:p>
          <text:p text:style-name="P50"><text:a xlink:href="#_Toc83802906" office:target-frame-name="_top" xlink:show="replace"><text:span text:style-name="Hyperlink">4.1</text:span><text:span text:style-name="T51"><text:tab/></text:span><text:span text:style-name="Hyperlink">shared library</text:span><text:tab/>6</text:a></text:p>
          <text:p text:style-name="P52"><text:a xlink:href="#_Toc83802907" office:target-frame-name="_top" xlink:show="replace"><text:span text:style-name="Hyperlink">4.1.1</text:span><text:span text:style-name="T53"><text:tab/></text:span><text:span text:style-name="T54">Searching a library,<text:s/></text:span><text:span text:style-name="T55">Oct. 22, 2019</text:span><text:tab/>6</text:a></text:p>
          <text:p text:style-name="P56"><text:a xlink:href="#_Toc83802908" office:target-frame-name="_top" xlink:show="replace"><text:span text:style-name="Hyperlink">4.1.2</text:span><text:span text:style-name="T57"><text:tab/></text:span><text:span text:style-name="T58">Loading a library, Sep 24, 2018W</text:span><text:tab/>6</text:a></text:p>
          <text:p text:style-name="P59"><text:a xlink:href="#_Toc83802909" office:target-frame-name="_top" xlink:show="replace"><text:span text:style-name="Hyperlink">4.1.3</text:span><text:span text:style-name="T60"><text:tab/></text:span><text:span text:style-name="Hyperlink">using a library of higher version by ‘sudo’</text:span><text:tab/>7</text:a></text:p>
          <text:p text:style-name="P61"><text:a xlink:href="#_Toc83802910" office:target-frame-name="_top" xlink:show="replace"><text:span text:style-name="Hyperlink">4.1.4</text:span><text:span text:style-name="T62"><text:tab/></text:span><text:span text:style-name="Hyperlink">show library path</text:span><text:tab/>7</text:a></text:p>
          <text:p text:style-name="P63"><text:a xlink:href="#_Toc83802911" office:target-frame-name="_top" xlink:show="replace"><text:span text:style-name="Hyperlink">4.2</text:span><text:span text:style-name="T64"><text:tab/></text:span><text:span text:style-name="Hyperlink">Operations on the cl</text:span><text:span text:style-name="Hyperlink">uster, (detailed process) Sep 24, 2018</text:span><text:tab/>7</text:a></text:p>
          <text:p text:style-name="P65"><text:a xlink:href="#_Toc83802912" office:target-frame-name="_top" xlink:show="replace"><text:span text:style-name="Hyperlink">4.2.1</text:span><text:span text:style-name="T66"><text:tab/></text:span><text:span text:style-name="T67">Generate the public keys for all nodes</text:span><text:tab/>7</text:a></text:p>
          <text:p text:style-name="P68"><text:a xlink:href="#_Toc83802913" office:target-frame-name="_top" xlink:show="replace"><text:span text:style-name="Hyperlink">4.2.2</text:span><text:span text:style-name="T69"><text:tab/></text:span><text:span text:style-name="Hyperlink">copy a file to the cluster home</text:span><text:tab/>8</text:a></text:p>
          <text:p text:style-name="P70"><text:a xlink:href="#_Toc83802914" office:target-frame-name="_top" xlink:show="replace"><text:span text:style-name="Hyperlink">4.2.3</text:span><text:span text:style-name="T71"><text:tab/></text:span><text:span text:style-name="Hyperlink">return to mf-node2 from<text:s/></text:span><text:span text:style-name="Hyperlink">its localdisk, Sep 25, 2018</text:span><text:tab/>8</text:a></text:p>
          <text:p text:style-name="P72"><text:a xlink:href="#_Toc83802915" office:target-frame-name="_top" xlink:show="replace"><text:span text:style-name="Hyperlink">4.2.4</text:span><text:span text:style-name="T73"><text:tab/></text:span><text:span text:style-name="T74">solution to<text:s/></text:span><text:span text:style-name="Hyperlink">timed out waiting for input: auto-logout, Sep 25, 2018</text:span><text:tab/>8</text:a></text:p>
          <text:p text:style-name="P75"><text:a xlink:href="#_Toc83802916" office:target-frame-name="_top" xlink:show="replace"><text:span text:style-name="Hyperlink">5</text:span><text:span text:style-name="T76"><text:tab/></text:span><text:span text:style-name="Hyperlink">Install</text:span><text:span text:style-name="T77">ing</text:span><text:span text:style-name="Hyperlink"><text:s/>softwares</text:span><text:tab/>8</text:a></text:p>
          <text:p text:style-name="P78"><text:a xlink:href="#_Toc83802917" office:target-frame-name="_top" xlink:show="replace"><text:span text:style-name="Hyperlink">5.1</text:span><text:span text:style-name="T79"><text:tab/></text:span><text:span text:style-name="Hyperlink">Username is not in the sudoer</text:span><text:span text:style-name="Hyperlink">s file. This incident will be reported, 21-1-2018</text:span><text:tab/>9</text:a></text:p>
          <text:p text:style-name="P80"><text:a xlink:href="#_Toc83802918" office:target-frame-name="_top" xlink:show="replace"><text:span text:style-name="Hyperlink">5.2</text:span><text:span text:style-name="T81"><text:tab/></text:span><text:span text:style-name="Hyperlink">Install g++, 21-1-2018</text:span><text:tab/>9</text:a></text:p>
          <text:p text:style-name="P82"><text:a xlink:href="#_Toc83802919" office:target-frame-name="_top" xlink:show="replace"><text:span text:style-name="Hyperlink">6</text:span><text:span text:style-name="T83"><text:tab/></text:span><text:span text:style-name="Hyperlink">Shortcuts when operating on windows</text:span><text:tab/>9</text:a></text:p>
          <text:p text:style-name="P84"><text:a xlink:href="#_Toc83802920" office:target-frame-name="_top" xlink:show="replace"><text:span text:style-name="Hyperlink">6.1</text:span><text:span text:style-name="T85"><text:tab/></text:span><text:span text:style-name="Hyperlink">File folder panel</text:span><text:tab/>9</text:a></text:p>
          <text:p text:style-name="P86"><text:a xlink:href="#_Toc83802921" office:target-frame-name="_top" xlink:show="replace"><text:span text:style-name="Hyperlink">6.1.1</text:span><text:span text:style-name="T87"><text:tab/></text:span><text:span text:style-name="Hyperlink">Switching between tabs or moving tabs, Jan. 3, 2018</text:span><text:tab/>10</text:a></text:p>
          <text:p text:style-name="P88"><text:a xlink:href="#_Toc83802922" office:target-frame-name="_top" xlink:show="replace"><text:span text:style-name="Hyperlink">7</text:span><text:span text:style-name="T89"><text:tab/></text:span><text:span text:style-name="Hyperlink">Tricky skills</text:span><text:tab/>10</text:a></text:p>
          <text:p text:style-name="P90"><text:a xlink:href="#_Toc83802923" office:target-frame-name="_top" xlink:show="replace"><text:span text:style-name="Hyperlink">7.1</text:span><text:span text:style-name="T91"><text:tab/></text:span><text:span text:style-name="Hyperlink">Changing entrance password:</text:span><text:tab/>10</text:a></text:p>
          <text:p text:style-name="P92"><text:a xlink:href="#_Toc83802924" office:target-frame-name="_top" xlink:show="replace"><text:span text:style-name="Hyperlink">7.2</text:span><text:span text:style-name="T93"><text:tab/></text:span><text:span text:style-name="Hyperlink">Using new versions of the installed software</text:span><text:tab/>10</text:a></text:p>
          <text:p text:style-name="P94"><text:a xlink:href="#_Toc83802925" office:target-frame-name="_top" xlink:show="replace"><text:span text:style-name="Hyperlink">7.3</text:span><text:span text:style-name="T95"><text:tab/></text:span><text:span text:style-name="Hyperlink">Creating an alias for one address</text:span><text:tab/>10</text:a></text:p>
        </text:index-body>
      </text:table-of-content>
      <text:p text:style-name="Standard"/>
      <text:h text:style-name="Heading1" text:outline-level="1"><text:bookmark-start text:name="__RefHeading___Toc1645_2136975647"/><text:bookmark-start text:name="_Toc56685043"/><text:bookmark-start text:name="_Toc57041012"/><text:bookmark-start text:name="_Toc76909400"/><text:bookmark-start text:name="_Toc77934719"/><text:bookmark-start text:name="_Toc78210748"/><text:bookmark-start text:name="_Toc78484979"/><text:bookmark-start text:name="_Toc78886354"/><text:bookmark-start text:name="_Toc83802884"/><text:bookmark-start text:name="__RefHeading__238_1013439220"/><text:bookmark-start text:name="_Toc56685030"/><text:bookmark-start text:name="_Toc57040999"/><text:bookmark-start text:name="_Toc76909386"/><text:bookmark-start text:name="_Toc77934705"/><text:bookmark-start text:name="_Toc78210734"/><text:bookmark-start text:name="_Toc78484965"/><text:bookmark-start text:name="_Toc78886340"/>bashrc file<text:bookmark-end text:name="__RefHeading___Toc1645_2136975647"/><text:bookmark-end text:name="_Toc56685043"/><text:bookmark-end text:name="_Toc57041012"/><text:bookmark-end text:name="_Toc76909400"/><text:bookmark-end text:name="_Toc77934719"/><text:bookmark-end text:name="_Toc78210748"/><text:bookmark-end text:name="_Toc78484979"/><text:bookmark-end text:name="_Toc78886354"/><text:bookmark-end text:name="_Toc83802884"/></text:h>
      <text:h text:style-name="Heading3" text:outline-level="3"><text:bookmark-start text:name="__RefHeading___Toc1647_2136975647"/><text:bookmark-start text:name="_Toc56685044"/><text:bookmark-start text:name="_Toc57041013"/><text:bookmark-start text:name="_Toc76909401"/><text:bookmark-start text:name="_Toc77934720"/><text:bookmark-start text:name="_Toc78210749"/><text:bookmark-start text:name="_Toc78484980"/><text:bookmark-start text:name="_Toc78886355"/><text:bookmark-start text:name="_Toc83802885"/>checking .bashrc file<text:bookmark-end text:name="__RefHeading___Toc1647_2136975647"/><text:bookmark-end text:name="_Toc56685044"/><text:bookmark-end text:name="_Toc57041013"/><text:bookmark-end text:name="_Toc76909401"/><text:bookmark-end text:name="_Toc77934720"/><text:bookmark-end text:name="_Toc78210749"/><text:bookmark-end text:name="_Toc78484980"/><text:bookmark-end text:name="_Toc78886355"/><text:bookmark-end text:name="_Toc83802885"/></text:h>
      <text:p text:style-name="Textbody">cat <text:s/>~/.bashrc</text:p>
      <text:p text:style-name="P96">cat ~/.profile</text:p>
      <text:h text:style-name="Heading1" text:outline-level="1"><text:bookmark-start text:name="__RefHeading__6571_734372457"/><text:bookmark-start text:name="_Toc56685040"/><text:bookmark-start text:name="_Toc57041009"/><text:bookmark-start text:name="_Toc76909397"/><text:bookmark-start text:name="_Toc77934716"/><text:bookmark-start text:name="_Toc78210745"/><text:bookmark-start text:name="_Toc78484976"/><text:bookmark-start text:name="_Toc78886351"/><text:bookmark-start text:name="_Toc83802886"/><text:bookmark-start text:name="__RefHeading__6573_734372457"/><text:bookmark-start text:name="_Toc56685046"/><text:bookmark-start text:name="_Toc57041015"/><text:bookmark-start text:name="_Toc76909402"/><text:bookmark-start text:name="_Toc77934721"/><text:bookmark-start text:name="_Toc78210750"/><text:bookmark-start text:name="_Toc78484981"/><text:bookmark-start text:name="_Toc78886356"/>O<text:span text:style-name="T97">n</text:span><text:s/>the hardware<text:bookmark-end text:name="__RefHeading__6571_734372457"/><text:bookmark-end text:name="_Toc56685040"/><text:bookmark-end text:name="_Toc57041009"/><text:bookmark-end text:name="_Toc76909397"/><text:bookmark-end text:name="_Toc77934716"/><text:bookmark-end text:name="_Toc78210745"/><text:bookmark-end text:name="_Toc78484976"/><text:bookmark-end text:name="_Toc78886351"/><text:bookmark-end text:name="_Toc83802886"/></text:h>
      <text:h text:style-name="Heading3" text:outline-level="3"><text:bookmark-start text:name="_Toc83802887"/>Displaying CPU and<text:s/>Memory information<text:bookmark-end text:name="_Toc83802887"/></text:h>
      <text:p text:style-name="Normal">cat /proc/meminfo<text:line-break/>cat /proc/cpuinfo</text:p>
      <text:p text:style-name="Standard"/>
      <text:h text:style-name="Heading3" text:outline-level="3"><text:bookmark-start text:name="__RefHeading___Toc10735_1721554453"/><text:bookmark-start text:name="_Toc56685041"/><text:bookmark-start text:name="_Toc57041010"/><text:bookmark-start text:name="_Toc76909398"/><text:bookmark-start text:name="_Toc77934717"/><text:bookmark-start text:name="_Toc78210746"/><text:bookmark-start text:name="_Toc78484977"/><text:bookmark-start text:name="_Toc78886352"/><text:bookmark-start text:name="_Toc83802888"/>find bit version, Oct 22, 2018<text:bookmark-end text:name="__RefHeading___Toc10735_1721554453"/><text:bookmark-end text:name="_Toc56685041"/><text:bookmark-end text:name="_Toc57041010"/><text:bookmark-end text:name="_Toc76909398"/><text:bookmark-end text:name="_Toc77934717"/><text:bookmark-end text:name="_Toc78210746"/><text:bookmark-end text:name="_Toc78484977"/><text:bookmark-end text:name="_Toc78886352"/><text:bookmark-end text:name="_Toc83802888"/></text:h>
      <text:p text:style-name="Textbody"><text:span text:style-name="StrongEmphasis">uname -a</text:span></text:p>
      <text:p text:style-name="Standard"><text:a xlink:href="https://www.tecmint.com/find-out-linux-system-is-32-bit-or-64-bit/" office:target-frame-name="_top" xlink:show="replace">https://www.tecmint.com/find-out-linux-system-is-32-bit-or-64-bit/</text:a></text:p>
      <text:p text:style-name="Normal"/>
      <text:h text:style-name="Heading1" text:outline-level="1"><text:bookmark-start text:name="_Toc83802889"/>Basic Command<text:bookmark-end text:name="__RefHeading__6573_734372457"/><text:bookmark-end text:name="_Toc56685046"/><text:bookmark-end text:name="_Toc57041015"/><text:bookmark-end text:name="_Toc76909402"/><text:bookmark-end text:name="_Toc77934721"/><text:bookmark-end text:name="_Toc78210750"/><text:bookmark-end text:name="_Toc78484981"/><text:bookmark-end text:name="_Toc78886356"/>s<text:bookmark-end text:name="_Toc83802889"/></text:h>
      <text:h text:style-name="Heading2" text:outline-level="2"><text:bookmark-start text:name="_Toc83802890"/>Operating on file folders</text:h>
      <text:list text:style-name="LFO28" text:continue-numbering="true">
        <text:list-item>
          <text:p text:style-name="P98">Copy</text:p>
        </text:list-item>
      </text:list>
      <text:p text:style-name="Textbody">cp -r folder1 folder2</text:p>
      <text:p text:style-name="Textbody"><text:a xlink:href="https://linuxize.com/post/how-to-copy-files-and-directories-in-linux/" office:target-frame-name="_top" xlink:show="replace"><text:span text:style-name="Hyperlink">How to Copy Files and Directories in Linux | Linuxize</text:span></text:a></text:p>
      <text:p text:style-name="Textbody"/>
      <text:h text:style-name="Heading2" text:outline-level="2">Operating on files<text:bookmark-end text:name="_Toc83802890"/></text:h>
      <text:h text:style-name="Heading3" text:outline-level="3"><text:bookmark-start text:name="__RefHeading__1572_2134843222"/><text:bookmark-start text:name="_Toc56685051"/><text:bookmark-start text:name="_Toc57041020"/><text:bookmark-start text:name="_Toc76909407"/><text:bookmark-start text:name="_Toc77934726"/><text:bookmark-start text:name="_Toc78210755"/><text:bookmark-start text:name="_Toc78484986"/><text:bookmark-start text:name="_Toc78886361"/><text:bookmark-start text:name="_Toc83802891"/>Creating nested<text:s/>directories<text:bookmark-end text:name="__RefHeading__1572_2134843222"/><text:bookmark-end text:name="_Toc56685051"/><text:bookmark-end text:name="_Toc57041020"/><text:bookmark-end text:name="_Toc76909407"/><text:bookmark-end text:name="_Toc77934726"/><text:bookmark-end text:name="_Toc78210755"/><text:bookmark-end text:name="_Toc78484986"/><text:bookmark-end text:name="_Toc78886361"/><text:bookmark-end text:name="_Toc83802891"/></text:h>
      <text:p text:style-name="Normal">mkdir -p dir1/dir2/dir3/dir4/</text:p>
      <text:p text:style-name="Textbody"><text:a xlink:href="https://www.youtube.com/watch?v=24Eo8Y-Z-AE" office:target-frame-name="_top" xlink:show="replace">https://www.youtube.com/watch?v=24Eo8Y-Z-AE</text:a></text:p>
      <text:h text:style-name="Heading3" text:outline-level="3"><text:bookmark-start text:name="__RefHeading___Toc13957_1569528697"/><text:bookmark-start text:name="_Toc56685082"/><text:bookmark-start text:name="_Toc57041051"/><text:bookmark-start text:name="_Toc76909438"/><text:bookmark-start text:name="_Toc77934758"/><text:bookmark-start text:name="_Toc78210785"/><text:bookmark-start text:name="_Toc78485016"/><text:bookmark-start text:name="_Toc78886391"/><text:bookmark-start text:name="_Toc83802892"/>Open .odt file<text:bookmark-end text:name="__RefHeading___Toc13957_1569528697"/><text:bookmark-end text:name="_Toc56685082"/><text:bookmark-end text:name="_Toc57041051"/><text:bookmark-end text:name="_Toc76909438"/><text:bookmark-end text:name="_Toc77934758"/><text:bookmark-end text:name="_Toc78210785"/><text:bookmark-end text:name="_Toc78485016"/><text:bookmark-end text:name="_Toc78886391"/><text:bookmark-end text:name="_Toc83802892"/></text:h>
      <text:p text:style-name="PreformattedText"><text:span text:style-name="SourceText">libreoffice file.odt</text:span></text:p>
      <text:p text:style-name="Textbody"><text:a xlink:href="https://askubuntu.com/questions/659741/how-to-open-a-file-with-libreoffice-writer-from-terminal" office:target-frame-name="_top" xlink:show="replace">https://askubuntu.com/questions/659741/how-to-open-a-file-with-libreoffice-writer-from-terminal</text:a></text:p>
      <text:h text:style-name="Heading3" text:outline-level="3"><text:bookmark-start text:name="__RefHeading___Toc10737_1721554453"/><text:bookmark-start text:name="_Toc56685077"/><text:bookmark-start text:name="_Toc57041046"/><text:bookmark-start text:name="_Toc76909433"/><text:bookmark-start text:name="_Toc77934753"/><text:bookmark-start text:name="_Toc78210780"/><text:bookmark-start text:name="_Toc78485011"/><text:bookmark-start text:name="_Toc78886386"/><text:bookmark-start text:name="_Toc83802893"/>Finding a file<text:bookmark-end text:name="__RefHeading___Toc10737_1721554453"/><text:bookmark-end text:name="_Toc56685077"/><text:bookmark-end text:name="_Toc57041046"/><text:bookmark-end text:name="_Toc76909433"/><text:bookmark-end text:name="_Toc77934753"/><text:bookmark-end text:name="_Toc78210780"/><text:bookmark-end text:name="_Toc78485011"/><text:bookmark-end text:name="_Toc78886386"/><text:bookmark-end text:name="_Toc83802893"/></text:h>
      <text:list text:style-name="LFO29" text:continue-numbering="true">
        <text:list-item>
          <text:p text:style-name="P99"><text:bookmark-start text:name="__RefHeading___Toc9289_1569528697"/><text:bookmark-start text:name="_Toc56685080"/><text:bookmark-start text:name="_Toc57041049"/><text:bookmark-start text:name="_Toc76909436"/><text:bookmark-start text:name="_Toc77934756"/><text:bookmark-start text:name="_Toc78210783"/><text:bookmark-start text:name="_Toc78485014"/><text:bookmark-start text:name="_Toc78886389"/>Finding a file by the name<text:bookmark-end text:name="__RefHeading___Toc9289_1569528697"/><text:bookmark-end text:name="_Toc56685080"/><text:bookmark-end text:name="_Toc57041049"/><text:bookmark-end text:name="_Toc76909436"/><text:bookmark-end text:name="_Toc77934756"/><text:bookmark-end text:name="_Toc78210783"/><text:bookmark-end text:name="_Toc78485014"/><text:bookmark-end text:name="_Toc78886389"/></text:p>
        </text:list-item>
      </text:list>
      <text:p text:style-name="P100">find -name ‘Kumar’ <text:s text:c="13"/>// the file named “Kumar”</text:p>
      <text:p text:style-name="P101"/>
      <text:p text:style-name="P102">find -name ‘*Kumar*’ <text:tab/><text:s text:c="7"/>// names of files or file folders containing “Kumar”</text:p>
      <text:p text:style-name="Standard"><text:span text:style-name="T103">Note that, the name arguments are not guarded by the double quotes.</text:span></text:p>
      <text:p text:style-name="P104"/>
      <text:p text:style-name="Standard"><text:a xlink:href="https://linuxize.com/post/how-to-find-files-in-linux-using-the-command-line/" office:target-frame-name="_top" xlink:show="replace"><text:span text:style-name="Hyperlink">Find Command in Linux (Find Files and Directories) | Linuxize</text:span></text:a></text:p>
      <text:p text:style-name="Standard"><text:a xlink:href="https://stackoverflow.com/questions/11328988/find-all-files-with-name-containing-string" office:target-frame-name="_top" xlink:show="replace"><text:span text:style-name="Hyperlink">https://stackoverflow.com/questions/11328988/fin</text:span><text:span text:style-name="Hyperlink">d-all-files-with-name-containing-string</text:span></text:a></text:p>
      <text:p text:style-name="Standard"/>
      <text:p text:style-name="Standard">The quote is necessary.</text:p>
      <text:p text:style-name="Standard"><text:a xlink:href="https://stackoverflow.com/questions/6495501/find-paths-must-precede-expression-how-do-i-specify-a-recursive-search-that" office:target-frame-name="_top" xlink:show="replace"><text:span text:style-name="Hyperlink">linux - "find: paths must precede expression:" How do<text:s/></text:span><text:span text:style-name="Hyperlink">I specify a recursive search that also finds files in the current directory? - Stack Overflow</text:span></text:a></text:p>
      <text:p text:style-name="Standard"/>
      <text:p text:style-name="Standard">For showing the modifying time, append the following commands:</text:p>
      <text:p text:style-name="P105"><text:span text:style-name="T106">-printf "%p %TY-%Tm-%Td %TH:%TM:%TS %Tz\n"</text:span></text:p>
      <text:p text:style-name="Standard"><text:a xlink:href="https://stackoverflow.com/questions/20893022/how-to-display-modified-date-time-with-find-command" office:target-frame-name="_top" xlink:show="replace"><text:span text:style-name="Hyperlink">linux - How to display modified date time with 'find' command? - Stack Overflow</text:span></text:a></text:p>
      <text:p text:style-name="Standard"/>
      <text:p text:style-name="Standard"/>
      <text:list text:style-name="LFO30" text:continue-numbering="true">
        <text:list-item>
          <text:p text:style-name="P107">Finding files through the text</text:p>
        </text:list-item>
      </text:list>
      <text:p text:style-name="P108">grep -rn -e 'Kumar'<text:tab/>// by text</text:p>
      <text:p text:style-name="P109">where ‘-n’ denotes showing the line numbers.<text:s/></text:p>
      <text:p text:style-name="Standard"/>
      <text:p text:style-name="Standard"><text:span text:style-name="T110">the<text:s/></text:span><text:span text:style-name="T111">argument “w” is not preferred when the text does not forming an integral word</text:span><text:span text:style-name="T112"><text:line-break/></text:span><text:a xlink:href="https://phoenixnap.com/kb/grep-command-linux-unix-examples" office:target-frame-name="_top" xlink:show="replace"><text:span text:style-name="Hyperlink">https://phoenixnap.com/kb/grep-command-linux-unix-examples</text:span></text:a></text:p>
      <text:p text:style-name="Standard"/>
      <text:list text:style-name="LFO29" text:continue-numbering="true">
        <text:list-item>
          <text:p text:style-name="P113">Finding a file by the extension</text:p>
        </text:list-item>
      </text:list>
      <text:p text:style-name="P114"><text:span text:style-name="T115">find . -ty</text:span><text:span text:style-name="T116">pe f -name "*.txt"</text:span></text:p>
      <text:p text:style-name="Textbody"/>
      <text:p text:style-name="Textbody"><text:a xlink:href="https://askubuntu.com/questions/333710/how-to-find-all-files-with-the-same-extension-within-a-directory" office:target-frame-name="_top" xlink:show="replace"><text:span text:style-name="Hyperlink">https://askubuntu.com/questions/333710/how-to-find-all-files-with-the-same-extension-within-a-directory</text:span></text:a></text:p>
      <text:h text:style-name="Heading3" text:outline-level="3">Copying files</text:h>
      <text:list text:style-name="LFO31" text:continue-numbering="true">
        <text:list-item>
          <text:p text:style-name="P117">scp</text:p>
        </text:list-item>
      </text:list>
      <text:p text:style-name="Normal"><text:span text:style-name="T118">scp your_username@remote.edu:/some/remote/directory/\{a,b,c\} ./</text:span></text:p>
      <text:p text:style-name="Standard"><text:a xlink:href="https://stackoverflow.com/questions/16886179/scp-or-sftp-copy-multiple-files-with-single-command" office:target-frame-name="_top" xlink:show="replace"><text:span text:style-name="Hyperlink">scp or sftp copy multiple files with single command - Stack Overflow</text:span></text:a></text:p>
      <text:p text:style-name="Standard"/>
      <text:p text:style-name="Standard">Note that there is no space after the comma.</text:p>
      <text:h text:style-name="Heading3" text:outline-level="3"><text:bookmark-start text:name="__RefHeading___Toc568_2384480"/><text:bookmark-start text:name="_Toc56685083"/><text:bookmark-start text:name="_Toc57041052"/><text:bookmark-start text:name="_Toc76909439"/><text:bookmark-start text:name="_Toc77934759"/><text:bookmark-start text:name="_Toc78210786"/><text:bookmark-start text:name="_Toc78485017"/><text:bookmark-start text:name="_Toc78886392"/><text:bookmark-start text:name="_Toc83802894"/>Renaming<text:bookmark-end text:name="__RefHeading___Toc568_2384480"/><text:bookmark-end text:name="_Toc56685083"/><text:bookmark-end text:name="_Toc57041052"/><text:bookmark-end text:name="_Toc76909439"/><text:bookmark-end text:name="_Toc77934759"/><text:bookmark-end text:name="_Toc78210786"/><text:bookmark-end text:name="_Toc78485017"/><text:bookmark-end text:name="_Toc78886392"/><text:bookmark-end text:name="_Toc83802894"/><text:s/><text:span text:style-name="T119">file</text:span><text:s/>names</text:h>
      <text:p text:style-name="Normal">mv file /path/to/the/address/you/want/to/move/to<text:tab/><text:tab/><text:tab/>//rename a file or file folder</text:p>
      <text:p text:style-name="Textbody"><text:a xlink:href="https://www.maketecheasier.com/rename-files-in-linux/" office:target-frame-name="_top" xlink:show="replace">https://www.maketecheasier.com/rename-files-in-linux/</text:a></text:p>
      <text:p text:style-name="Textbody"/>
      <text:p text:style-name="Textbody">rename multiple files at a time, 18-4-2018</text:p>
      <text:soft-page-break/>
      <text:p text:style-name="PreformattedText"><text:span text:style-name="SourceText">rename 's/ABC/XYZ/' *</text:span></text:p>
      <text:p text:style-name="Textbody">for specific formats, add<text:s/><text:span text:style-name="SourceText">.dat for example</text:span></text:p>
      <text:p text:style-name="Textbody"><text:a xlink:href="https://stackoverflow.com/questions/1392768/rename-part-of-filename?utm_medium=organic&amp;utm_source=google_rich_qa&amp;utm_campaign=google_rich_qa" office:target-frame-name="_top" xlink:show="replace">https://stackoverflow.com/questions/1392768/rename-part-of-filename?utm_medium=organic&amp;utm_source=google_rich_qa&amp;utm_campaign=google_rich_qa</text:a></text:p>
      <text:p text:style-name="Textbody"/>
      <text:p text:style-name="Textbody">when rename command is not found</text:p>
      <text:p text:style-name="Textbody">do</text:p>
      <text:p text:style-name="Textbody"><text:span text:style-name="T120">changing</text:span><text:span text:style-name="T121"><text:s/>string</text:span></text:p>
      <text:p text:style-name="P122">for f in *.cc; do<text:s/>mv -- "$f" "${f/d_10/xxx}"; done</text:p>
      <text:p text:style-name="P123">Comment: this may only apply to multiple files</text:p>
      <text:h text:style-name="Heading3" text:outline-level="3">deleting files<text:s/>based on the name<text:s/></text:h>
      <text:p text:style-name="PreformattedText"><text:span text:style-name="SourceText">rm *text*</text:span></text:p>
      <text:p text:style-name="Textbody"><text:a xlink:href="https://askubuntu.com/questions/443830/delete-all-files-whose-filenames-contain-a-particular-string" office:target-frame-name="_top" xlink:show="replace">https://askubuntu.com/questions/443830/delete-all-files-whose-filenames-contain-a-particular-string</text:a></text:p>
      <text:p text:style-name="Textbody">2018-11-09</text:p>
      <text:h text:style-name="Heading3" text:outline-level="3">Changing file extensions</text:h>
      <text:p text:style-name="Textbody"><text:span text:style-name="T124">for f in *.cc; do mv -- "$f" "${f%.cc}.txt"; done</text:span><text:span text:style-name="T125"><text:line-break/></text:span></text:p>
      <text:p text:style-name="P126">mar/4/2020</text:p>
      <text:h text:style-name="P127" text:outline-level="3">Replacing a string in files</text:h>
      <text:p text:style-name="P128">sed -i -- 's/_of_all_var_of_interest/_of_interest/g' *</text:p>
      <text:p text:style-name="Textbody"><text:a xlink:href="https://unix.stackexchange.com/questions/112023/how-can-i-replace-a-string-in-a-files" office:target-frame-name="_top" xlink:show="replace"><text:span text:style-name="Hyperlink">text processing<text:s/></text:span><text:span text:style-name="Hyperlink">- How can I replace a string in a file(s)? - Unix &amp; Linux Stack Exchange</text:span></text:a></text:p>
      <text:p text:style-name="P129"/>
      <text:p text:style-name="P130">The last command * denotes the format of the file.</text:p>
      <text:p text:style-name="P131">We have to go to each folder to do the replacement.</text:p>
      <text:p text:style-name="Textbody"><text:a xlink:href="https://www.fosslinux.com/45774/replacing-string-bash.htm" office:target-frame-name="_top" xlink:show="replace"><text:span text:style-name="Hyperlink">Replacing String in Bash | FOSS Linux</text:span></text:a></text:p>
      <text:p text:style-name="P132"/>
      <text:p text:style-name="P133">An alternative, may 25, 2020</text:p>
      <text:p text:style-name="P134">for directory in *</text:p>
      <text:p text:style-name="P135">do</text:p>
      <text:p text:style-name="P136"><text:s text:c="4"/>if [ -d "$directory" ]</text:p>
      <text:p text:style-name="P137"><text:s text:c="4"/>then</text:p>
      <text:p text:style-name="P138"><text:s text:c="6"/>mv "${directory}" "${directory/original_string/wanted_string}" || echo 'Could not rename<text:s/>'"$directory"''</text:p>
      <text:p text:style-name="P139"><text:s text:c="4"/>fi</text:p>
      <text:p text:style-name="P140"><text:span text:style-name="T141">done</text:span></text:p>
      <text:p text:style-name="Textbody"><text:a xlink:href="https://devconnected.com/how-to-rename-a-directory-on-linux/" office:target-frame-name="_top" xlink:show="replace"><text:span text:style-name="Hyperlink">https://devconnected.com/how-to-rename-a-directory-on-linux/</text:span></text:a></text:p>
      <text:p text:style-name="Textbody"/>
      <text:p text:style-name="Textbody"><text:a xlink:href="https://stackoverflow.com/questions/1086502/rename-multiple-files-based-on-pattern-in-unix" office:target-frame-name="_top" xlink:show="replace"><text:span text:style-name="T142">https://stackoverflow.com/questions/1086502/rename-multiple-files-based-on-pattern-in-unix</text:span></text:a></text:p>
      <text:p text:style-name="P143"/>
      <text:p text:style-name="Textbody"/>
      <text:p text:style-name="Textbody"/>
      <text:h text:style-name="Heading3" text:outline-level="3"><text:bookmark-start text:name="__RefHeading___Toc572_2384480"/><text:bookmark-start text:name="_Toc56685087"/><text:bookmark-start text:name="_Toc57041056"/><text:bookmark-start text:name="_Toc76909443"/><text:bookmark-start text:name="_Toc77934763"/><text:bookmark-start text:name="_Toc78210790"/><text:bookmark-start text:name="_Toc78485021"/><text:bookmark-start text:name="_Toc78886396"/><text:bookmark-start text:name="_Toc83802895"/>Compress<text:span text:style-name="T144">ing</text:span><text:s/>a file<text:bookmark-end text:name="__RefHeading___Toc572_2384480"/><text:bookmark-end text:name="_Toc56685087"/><text:bookmark-end text:name="_Toc57041056"/><text:bookmark-end text:name="_Toc76909443"/><text:bookmark-end text:name="_Toc77934763"/><text:bookmark-end text:name="_Toc78210790"/><text:bookmark-end text:name="_Toc78485021"/><text:bookmark-end text:name="_Toc78886396"/><text:bookmark-end text:name="_Toc83802895"/></text:h>
      <text:p text:style-name="PreformattedText">tar -czvf name-of-archive.tar.gz /path/to/directory-or-file</text:p>
      <text:p text:style-name="Textbody"><text:a xlink:href="https://www.howtogeek.com/248780/how-to-compress-and-extract-files-using-the-tar-command-on-linux/" office:target-frame-name="_top" xlink:show="replace">https://www.howtogeek.com/248780/how-to-compress-and-extract-files-using-the-tar-command-on-linux/</text:a></text:p>
      <text:p text:style-name="Textbody"/>
      <text:h text:style-name="Heading3" text:outline-level="3"><text:bookmark-start text:name="__RefHeading___Toc1601_1979836444"/><text:bookmark-start text:name="_Toc56685088"/><text:bookmark-start text:name="_Toc57041057"/><text:bookmark-start text:name="_Toc76909444"/><text:bookmark-start text:name="_Toc77934764"/><text:bookmark-start text:name="_Toc78210791"/><text:bookmark-start text:name="_Toc78485022"/><text:bookmark-start text:name="_Toc78886397"/><text:bookmark-start text:name="_Toc83802896"/>Updating a file without changing its content, May 19, 19<text:bookmark-end text:name="__RefHeading___Toc1601_1979836444"/><text:bookmark-end text:name="_Toc56685088"/><text:bookmark-end text:name="_Toc57041057"/><text:bookmark-end text:name="_Toc76909444"/><text:bookmark-end text:name="_Toc77934764"/><text:bookmark-end text:name="_Toc78210791"/><text:bookmark-end text:name="_Toc78485022"/><text:bookmark-end text:name="_Toc78886397"/><text:bookmark-end text:name="_Toc83802896"/></text:h>
      <text:p text:style-name="PreformattedText"><text:span text:style-name="SourceText">touch -m -t 09082000 file</text:span></text:p>
      <text:p text:style-name="PreformattedText"/>
      <text:p text:style-name="Textbody"><text:a xlink:href="https://stackoverflow.com/questions/8095415/update-file-but-not-alter-file-modify-date-can-it-be-done" office:target-frame-name="_top" xlink:show="replace">https://stackoverflow.com/questions/8095415/update-file-but-not-alter-file-modify-date-can-it-be-done</text:a></text:p>
      <text:p text:style-name="Textbody"/>
      <text:h text:style-name="Heading2" text:outline-level="2"><text:bookmark-start text:name="_Toc83802897"/>Executing a program<text:bookmark-end text:name="_Toc83802897"/></text:h>
      <text:h text:style-name="Heading3" text:outline-level="3"><text:bookmark-start text:name="_Toc83802898"/><text:bookmark-start text:name="__RefHeading___Toc1643_2136975647"/><text:bookmark-start text:name="_Toc56685042"/><text:bookmark-start text:name="_Toc57041011"/><text:bookmark-start text:name="_Toc76909399"/><text:bookmark-start text:name="_Toc77934718"/><text:bookmark-start text:name="_Toc78210747"/><text:bookmark-start text:name="_Toc78484978"/><text:bookmark-start text:name="_Toc78886353"/>Dealing with variables when running a program<text:bookmark-end text:name="_Toc83802898"/></text:h>
      <text:list text:style-name="LFO29" text:continue-numbering="true">
        <text:list-item>
          <text:p text:style-name="P145"><text:bookmark-start text:name="__RefHeading___Toc13589_548043565"/><text:bookmark-start text:name="_Toc56685061"/><text:bookmark-start text:name="_Toc57041030"/><text:bookmark-start text:name="_Toc76909417"/><text:bookmark-start text:name="_Toc77934736"/><text:bookmark-start text:name="_Toc78210765"/><text:bookmark-start text:name="_Toc78484996"/><text:bookmark-start text:name="_Toc78886371"/>With one variable<text:bookmark-end text:name="__RefHeading___Toc13589_548043565"/><text:bookmark-end text:name="_Toc56685061"/><text:bookmark-end text:name="_Toc57041030"/><text:bookmark-end text:name="_Toc76909417"/><text:bookmark-end text:name="_Toc77934736"/><text:bookmark-end text:name="_Toc78210765"/><text:bookmark-end text:name="_Toc78484996"/><text:bookmark-end text:name="_Toc78886371"/></text:p>
        </text:list-item>
      </text:list>
      <text:p text:style-name="Textbody">./step-20 1 3</text:p>
      <text:p text:style-name="P146">for r in $(seq 1 10); do ./step-20 1 $r; done</text:p>
      <text:p text:style-name="Textbody"/>
      <text:list text:style-name="LFO29" text:continue-numbering="true">
        <text:list-item>
          <text:p text:style-name="P147"><text:bookmark-start text:name="__RefHeading___Toc14895_1081874842"/><text:bookmark-start text:name="_Toc56685062"/><text:bookmark-start text:name="_Toc57041031"/><text:bookmark-start text:name="_Toc76909418"/><text:bookmark-start text:name="_Toc77934737"/><text:bookmark-start text:name="_Toc78210766"/><text:bookmark-start text:name="_Toc78484997"/><text:bookmark-start text:name="_Toc78886372"/><text:span text:style-name="T148">With two variables, 14-5-18</text:span><text:bookmark-end text:name="__RefHeading___Toc14895_1081874842"/><text:bookmark-end text:name="_Toc56685062"/><text:bookmark-end text:name="_Toc57041031"/><text:bookmark-end text:name="_Toc76909418"/><text:bookmark-end text:name="_Toc77934737"/><text:bookmark-end text:name="_Toc78210766"/><text:bookmark-end text:name="_Toc78484997"/><text:bookmark-end text:name="_Toc78886372"/></text:p>
        </text:list-item>
      </text:list>
      <text:p text:style-name="Textbody"><text:span text:style-name="T149">for d in $(seq 1 6); do for r in $(seq 1 20); do ./step-4 $d $r; done; done</text:span></text:p>
      <text:p text:style-name="Textbody"><text:a xlink:href="https://stackoverflow.com/questions/4847854/bash-shell-nested-for-loop" office:target-frame-name="_top" xlink:show="replace"><text:span text:style-name="T150">https://stackoverflow.com/questions/4847854/bash-shell-nested-for-loop</text:span></text:a></text:p>
      <text:list text:style-name="LFO29" text:continue-numbering="true">
        <text:list-item>
          <text:p text:style-name="P151"><text:bookmark-start text:name="__RefHeading___Toc13927_2028135211"/><text:bookmark-start text:name="_Toc56685063"/><text:bookmark-start text:name="_Toc57041032"/><text:bookmark-start text:name="_Toc76909419"/><text:bookmark-start text:name="_Toc77934738"/><text:bookmark-start text:name="_Toc78210767"/><text:bookmark-start text:name="_Toc78484998"/><text:bookmark-start text:name="_Toc78886373"/><text:span text:style-name="SourceText">with variables in an array, Nov. 5, 2018</text:span><text:bookmark-end text:name="__RefHeading___Toc13927_2028135211"/><text:bookmark-end text:name="_Toc56685063"/><text:bookmark-end text:name="_Toc57041032"/><text:bookmark-end text:name="_Toc76909419"/><text:bookmark-end text:name="_Toc77934738"/><text:bookmark-end text:name="_Toc78210767"/><text:bookmark-end text:name="_Toc78484998"/><text:bookmark-end text:name="_Toc78886373"/></text:p>
        </text:list-item>
      </text:list>
      <text:p text:style-name="Textbody"><text:span text:style-name="T152">Define an array beforehand, such as</text:span></text:p>
      <text:p text:style-name="Textbody"><text:span text:style-name="T153">r=(25 23 20 20 20<text:s/></text:span><text:span text:style-name="T154">20)</text:span><text:span text:style-name="T155"><text:line-break/></text:span></text:p>
      <text:p text:style-name="Textbody"><text:span text:style-name="T156">for i in $(seq 0 5); do for r in $(seq 1 ${r[i]}); do ./step-4 ${c[i]} ${uL2[i]} ${fL2[i]} 2 $r; done; done</text:span></text:p>
      <text:p text:style-name="Textbody"><text:span text:style-name="T157">&lt;/dev/null 1&gt;/home/dv/liu/deal.ii/examples/step-4/output.log 2&gt;/home/dv/liu/deal.ii/exam</text:span><text:span text:style-name="T158">ples/step-4/error.log &amp;</text:span><text:span text:style-name="T159"><text:line-break/></text:span></text:p>
      <text:p text:style-name="Textbody"><text:a xlink:href="https://stackoverflow.com/questions/15685736/how-to-extract-a-particular-element-from-an-array-in-bash" office:target-frame-name="_top" xlink:show="replace"><text:span text:style-name="T160">https://stackoverflow.com/questions/15685736/how-to-extract-a-particular-</text:span></text:a><text:a xlink:href="https://stackoverflow.com/questions/15685736/how-to-extract-a-particular-element-from-an-array-in-bash" office:target-frame-name="_top" xlink:show="replace"><text:span text:style-name="T161">element-from-an-array-in-bash</text:span></text:a></text:p>
      <text:h text:style-name="Heading3" text:outline-level="3"><text:bookmark-start text:name="_Toc83802899"/>running the program in the background, Nov 3 2019<text:bookmark-end text:name="__RefHeading___Toc1643_2136975647"/><text:bookmark-end text:name="_Toc56685042"/><text:bookmark-end text:name="_Toc57041011"/><text:bookmark-end text:name="_Toc76909399"/><text:bookmark-end text:name="_Toc77934718"/><text:bookmark-end text:name="_Toc78210747"/><text:bookmark-end text:name="_Toc78484978"/><text:bookmark-end text:name="_Toc78886353"/><text:bookmark-end text:name="_Toc83802899"/></text:h>
      <text:p text:style-name="Standard"><text:span text:style-name="SourceText">attaching &amp;</text:span><text:s/>to the end of the command</text:p>
      <text:p text:style-name="Standard"><text:a xlink:href="https://unix.stackexchange.com/questions/86247/what-does-ampersand-mean-at-the-end-of-a-shell-script-line" office:target-frame-name="_top" xlink:show="replace">https://unix.stackexchange.com/questions/86247/what-does-ampersand-mean-at-the-end-of-a-shell-<text:soft-page-break/>script-line</text:a></text:p>
      <text:p text:style-name="Standard">For example,</text:p>
      <text:list text:style-name="LFO29" text:continue-numbering="true">
        <text:list-item>
          <text:p text:style-name="P162"><text:bookmark-start text:name="__RefHeading___Toc3779_1959915214"/><text:bookmark-start text:name="_Toc56685064"/><text:bookmark-start text:name="_Toc57041033"/><text:bookmark-start text:name="_Toc76909420"/><text:bookmark-start text:name="_Toc77934739"/><text:bookmark-start text:name="_Toc78210768"/><text:bookmark-start text:name="_Toc78484999"/><text:bookmark-start text:name="_Toc78886374"/>C++, Sep 25, 2018<text:bookmark-end text:name="__RefHeading___Toc3779_1959915214"/><text:bookmark-end text:name="_Toc56685064"/><text:bookmark-end text:name="_Toc57041033"/><text:bookmark-end text:name="_Toc76909420"/><text:bookmark-end text:name="_Toc77934739"/><text:bookmark-end text:name="_Toc78210768"/><text:bookmark-end text:name="_Toc78484999"/><text:bookmark-end text:name="_Toc78886374"/><text:span text:style-name="T163"><text:tab/></text:span></text:p>
        </text:list-item>
      </text:list>
      <text:p text:style-name="P164">step-4 as example:</text:p>
      <text:p text:style-name="Textbody"><text:span text:style-name="T165">... done &lt;/dev/null 1&gt;/home/dv/liu/deal.ii_d10/examples/step-4/output.log&gt;/home/dv/liu/</text:span><text:span text:style-name="T166">deal.ii_d10/examples/step-4/error.log &amp;</text:span></text:p>
      <text:p text:style-name="P167"/>
      <text:p text:style-name="P168">step-20 as example:</text:p>
      <text:p text:style-name="P169">... done &lt;/dev/null<text:s/>1&gt;/home/dv/liu/deal.ii_d10/examples/step-20/output.log&gt;/home/dv/liu/deal.ii_d10/examples/step-20/error.log &amp;</text:p>
      <text:list text:style-name="LFO29" text:continue-numbering="true">
        <text:list-item>
          <text:p text:style-name="P170"><text:bookmark-start text:name="__RefHeading___Toc1205_1624091984"/><text:bookmark-start text:name="_Toc56685065"/><text:bookmark-start text:name="_Toc57041034"/><text:bookmark-start text:name="_Toc76909421"/><text:bookmark-start text:name="_Toc77934740"/><text:bookmark-start text:name="_Toc78210769"/><text:bookmark-start text:name="_Toc78485000"/><text:bookmark-start text:name="_Toc78886375"/>MATLAB, Oct 9, 2018<text:bookmark-end text:name="__RefHeading___Toc1205_1624091984"/><text:bookmark-end text:name="_Toc56685065"/><text:bookmark-end text:name="_Toc57041034"/><text:bookmark-end text:name="_Toc76909421"/><text:bookmark-end text:name="_Toc77934740"/><text:bookmark-end text:name="_Toc78210769"/><text:bookmark-end text:name="_Toc78485000"/><text:bookmark-end text:name="_Toc78886375"/></text:p>
        </text:list-item>
      </text:list>
      <text:p text:style-name="P171">matlab -nodesktop -nodisplay -logfile /mywork/dir/output.log -r matlabinputfile \&lt; /dev/null &gt;&amp;/dev/null &amp;</text:p>
      <text:p text:style-name="P172">For example,</text:p>
      <text:p text:style-name="Textbody"><text:span text:style-name="T173">matlab<text:s/></text:span><text:span text:style-name="T174">-nodesktop -nodisplay -logfile output.log -r run_1D \&lt; /dev/null &gt;&amp;/dev/null &amp;</text:span></text:p>
      <text:p text:style-name="Standard"/>
      <text:p text:style-name="Standard"/>
      <text:h text:style-name="Heading3" text:outline-level="3"><text:bookmark-start text:name="_Toc76909405"/><text:bookmark-start text:name="_Toc77934724"/><text:bookmark-start text:name="_Toc78210753"/><text:bookmark-start text:name="_Toc78484984"/><text:bookmark-start text:name="_Toc78886359"/><text:bookmark-start text:name="_Toc83802900"/>Saving the output<text:bookmark-end text:name="_Toc76909405"/><text:bookmark-end text:name="_Toc77934724"/><text:bookmark-end text:name="_Toc78210753"/><text:bookmark-end text:name="_Toc78484984"/><text:bookmark-end text:name="_Toc78886359"/><text:s/>to a file<text:bookmark-end text:name="_Toc83802900"/></text:h>
      <text:p text:style-name="P175"><text:span text:style-name="T176">command1<text:s/></text:span><text:span text:style-name="T177">&gt;</text:span><text:span text:style-name="T178"><text:s/>out.txt<text:s/></text:span><text:span text:style-name="T179">2</text:span><text:span text:style-name="T180">&gt;</text:span><text:span text:style-name="T181"><text:s/>err.txt</text:span></text:p>
      <text:p text:style-name="Textbody"><text:a xlink:href="https://www.cyberciti.biz/faq/linux-redirect-error-output-to-file/" office:target-frame-name="_top" xlink:show="replace"><text:span text:style-name="Hyperlink">https://www.cyberciti.biz/faq/linux-redirect-error-output-to-file/</text:span></text:a></text:p>
      <text:p text:style-name="Textbody"/>
      <text:h text:style-name="P182" text:outline-level="3"><text:bookmark-start text:name="_Toc76909406"/><text:bookmark-start text:name="_Toc77934725"/><text:bookmark-start text:name="_Toc78210754"/><text:bookmark-start text:name="_Toc78484985"/><text:bookmark-start text:name="_Toc78886360"/><text:bookmark-start text:name="_Toc83802901"/>Avoiding having the script waiting for input<text:bookmark-end text:name="_Toc76909406"/><text:bookmark-end text:name="_Toc77934725"/><text:bookmark-end text:name="_Toc78210754"/><text:bookmark-end text:name="_Toc78484985"/><text:bookmark-end text:name="_Toc78886360"/><text:bookmark-end text:name="_Toc83802901"/></text:h>
      <text:p text:style-name="P183">&lt;/dev/null</text:p>
      <text:p text:style-name="Textbody"><text:a xlink:href="https://stackoverflow.com/questions/19955260/what-is-dev-null-in-bash" office:target-frame-name="_top" xlink:show="replace"><text:span text:style-name="Hyperlink">https://stackoverflow.com/questions/19955260/what-is-dev-null-in-bash</text:span></text:a></text:p>
      <text:h text:style-name="Heading3" text:outline-level="3"><text:bookmark-start text:name="__RefHeading___Toc1207_1624091984"/><text:bookmark-start text:name="_Toc56685068"/><text:bookmark-start text:name="_Toc57041037"/><text:bookmark-start text:name="_Toc76909424"/><text:bookmark-start text:name="_Toc77934744"/><text:bookmark-start text:name="_Toc78210771"/><text:bookmark-start text:name="_Toc78485002"/><text:bookmark-start text:name="_Toc78886377"/><text:bookmark-start text:name="_Toc83802902"/>Avoiding the program being killed when quitting the system, Sep 28, 2018<text:bookmark-end text:name="__RefHeading___Toc1207_1624091984"/><text:bookmark-end text:name="_Toc56685068"/><text:bookmark-end text:name="_Toc57041037"/><text:bookmark-end text:name="_Toc76909424"/><text:bookmark-end text:name="_Toc77934744"/><text:bookmark-end text:name="_Toc78210771"/><text:bookmark-end text:name="_Toc78485002"/><text:bookmark-end text:name="_Toc78886377"/><text:bookmark-end text:name="_Toc83802902"/></text:h>
      <text:p text:style-name="Normal">Using the nohup command</text:p>
      <text:p text:style-name="Textbody"><text:a xlink:href="https://linuxhint.com/how_to_use_nohup_linux/" office:target-frame-name="_top" xlink:show="replace"><text:span text:style-name="Hyperlink">https://linuxhint.com/how_to_use_nohup_linux/</text:span></text:a></text:p>
      <text:p text:style-name="Textbody"/>
      <text:h text:style-name="Heading3" text:outline-level="3"><text:bookmark-start text:name="_Toc83802903"/>Timing a program, 8-5-18<text:bookmark-end text:name="_Toc83802903"/></text:h>
      <text:p text:style-name="Normal"><text:bookmark-start text:name="__RefHeading___Toc14891_1081874842"/><text:bookmark-start text:name="_Toc56685055"/><text:bookmark-start text:name="_Toc57041024"/><text:bookmark-start text:name="_Toc76909411"/><text:bookmark-start text:name="_Toc77934730"/><text:bookmark-start text:name="_Toc78210759"/><text:bookmark-start text:name="_Toc78484990"/><text:bookmark-start text:name="_Toc78886365"/>U<text:span text:style-name="T184">sing</text:span><text:s/>time “program”<text:bookmark-end text:name="__RefHeading___Toc14891_1081874842"/><text:bookmark-end text:name="_Toc56685055"/><text:bookmark-end text:name="_Toc57041024"/><text:bookmark-end text:name="_Toc76909411"/><text:bookmark-end text:name="_Toc77934730"/><text:bookmark-end text:name="_Toc78210759"/><text:bookmark-end text:name="_Toc78484990"/><text:bookmark-end text:name="_Toc78886365"/></text:p>
      <text:p text:style-name="P185">For example,</text:p>
      <text:p text:style-name="Textbody"><text:span text:style-name="T186">time ./step-4 4 12</text:span></text:p>
      <text:p text:style-name="P187">outputs</text:p>
      <text:p text:style-name="Textbody"><text:span text:style-name="T188">real    0m1.489s<text:s/></text:span><text:span text:style-name="T189"><text:line-break/></text:span><text:span text:style-name="T190">user    0m5.233s<text:s/></text:span><text:span text:style-name="T191"><text:line-break/></text:span><text:span text:style-name="T192">sys     0m0.088s</text:span><text:span text:style-name="T193"><text:line-break/></text:span><text:span text:style-name="T194">where<text:s/></text:span></text:p>
      <text:soft-page-break/>
      <text:p text:style-name="P195">real<text:s/>represents real(wall) time;</text:p>
      <text:p text:style-name="Textbody"><text:span text:style-name="T196">user represents CPU time approximately.<text:s/></text:span><text:span text:style-name="T197"><text:line-break/></text:span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8">https://stackoverflow.com/questions/556405/what-do-real-user-and-sys-mean-in-the-output-of-time1?</text:span></text:a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199">utm_medium=organic&amp;utm_source=google_rich_qa&amp;utm_campaign=google_rich</text:span></text:a><text:a xlink:href="https://stackoverflow.com/questions/556405/what-do-real-user-and-sys-mean-in-the-output-of-time1?utm_medium=organic&amp;utm_source=google_rich_qa&amp;utm_campaign=google_rich_qa" office:target-frame-name="_top" xlink:show="replace"><text:span text:style-name="T200">_qa</text:span></text:a></text:p>
      <text:h text:style-name="P201" text:outline-level="3"><text:bookmark-start text:name="_Toc83802904"/>executing commands in a text file<text:bookmark-end text:name="_Toc83802904"/></text:h>
      <text:p text:style-name="P202">source file, or</text:p>
      <text:p text:style-name="P203">. file</text:p>
      <text:p text:style-name="Normal"/>
      <text:h text:style-name="Heading1" text:outline-level="1"><text:bookmark-start text:name="_Toc83802905"/>Command line<text:bookmark-end text:name="__RefHeading__238_1013439220"/><text:bookmark-end text:name="_Toc56685030"/><text:bookmark-end text:name="_Toc57040999"/><text:bookmark-end text:name="_Toc76909386"/><text:bookmark-end text:name="_Toc77934705"/><text:bookmark-end text:name="_Toc78210734"/><text:bookmark-end text:name="_Toc78484965"/><text:bookmark-end text:name="_Toc78886340"/><text:bookmark-end text:name="_Toc83802905"/></text:h>
      <text:h text:style-name="Heading2" text:outline-level="2"><text:bookmark-start text:name="__RefHeading___Toc1635_2136975647"/><text:bookmark-start text:name="_Toc56685035"/><text:bookmark-start text:name="_Toc57041004"/><text:bookmark-start text:name="_Toc76909391"/><text:bookmark-start text:name="_Toc77934710"/><text:bookmark-start text:name="_Toc78210739"/><text:bookmark-start text:name="_Toc78484970"/><text:bookmark-start text:name="_Toc78886345"/><text:bookmark-start text:name="_Toc83802906"/>shared library<text:bookmark-end text:name="__RefHeading___Toc1635_2136975647"/><text:bookmark-end text:name="_Toc56685035"/><text:bookmark-end text:name="_Toc57041004"/><text:bookmark-end text:name="_Toc76909391"/><text:bookmark-end text:name="_Toc77934710"/><text:bookmark-end text:name="_Toc78210739"/><text:bookmark-end text:name="_Toc78484970"/><text:bookmark-end text:name="_Toc78886345"/><text:bookmark-end text:name="_Toc83802906"/></text:h>
      <text:h text:style-name="Heading3" text:outline-level="3"><text:bookmark-start text:name="__RefHeading___Toc1637_2136975647"/><text:bookmark-start text:name="_Toc56685036"/><text:bookmark-start text:name="_Toc57041005"/><text:bookmark-start text:name="_Toc76909392"/><text:bookmark-start text:name="_Toc77934711"/><text:bookmark-start text:name="_Toc78210740"/><text:bookmark-start text:name="_Toc78484971"/><text:bookmark-start text:name="_Toc78886346"/><text:bookmark-start text:name="_Toc83802907"/><text:span text:style-name="T204">Searching a library,<text:s/></text:span><text:span text:style-name="T205">Oct. 22, 2019</text:span><text:bookmark-end text:name="__RefHeading___Toc1637_2136975647"/><text:bookmark-end text:name="_Toc56685036"/><text:bookmark-end text:name="_Toc57041005"/><text:bookmark-end text:name="_Toc76909392"/><text:bookmark-end text:name="_Toc77934711"/><text:bookmark-end text:name="_Toc78210740"/><text:bookmark-end text:name="_Toc78484971"/><text:bookmark-end text:name="_Toc78886346"/><text:bookmark-end text:name="_Toc83802907"/></text:h>
      <text:p text:style-name="Standard"><text:span text:style-name="T206">locate libgsl.so.19</text:span><text:span text:style-name="T207"><text:line-break/></text:span></text:p>
      <text:p text:style-name="P208">then do the following</text:p>
      <text:p text:style-name="P209"/>
      <text:p text:style-name="Standard"><text:span text:style-name="T210">LD_LIBRARY_PATH=$LD_LIBRARY_PATH:/mnt/sdb2/opt64/gsl-2.1/lib/</text:span><text:span text:style-name="T211"><text:line-break/></text:span></text:p>
      <text:h text:style-name="Heading3" text:outline-level="3"><text:bookmark-start text:name="__RefHeading___Toc1639_2136975647"/><text:bookmark-start text:name="_Toc56685037"/><text:bookmark-start text:name="_Toc57041006"/><text:bookmark-start text:name="_Toc76909393"/><text:bookmark-start text:name="_Toc77934712"/><text:bookmark-start text:name="_Toc78210741"/><text:bookmark-start text:name="_Toc78484972"/><text:bookmark-start text:name="_Toc78886347"/><text:bookmark-start text:name="_Toc83802908"/><text:span text:style-name="T212">Loading a library, Sep 24, 2018</text:span><text:bookmark-end text:name="__RefHeading___Toc1639_2136975647"/><text:bookmark-end text:name="_Toc56685037"/><text:bookmark-end text:name="_Toc57041006"/><text:bookmark-end text:name="_Toc76909393"/><text:bookmark-end text:name="_Toc77934712"/><text:bookmark-end text:name="_Toc78210741"/><text:bookmark-end text:name="_Toc78484972"/><text:span text:style-name="T213">W</text:span><text:bookmark-end text:name="_Toc78886347"/><text:bookmark-end text:name="_Toc83802908"/></text:h>
      <text:p text:style-name="Standard"><text:span text:style-name="T214">Problem statement:<text:s/></text:span><text:span text:style-name="T215">cannot open shared object file: No such<text:s/></text:span><text:span text:style-name="T216">file or directory</text:span></text:p>
      <text:p text:style-name="P217"/>
      <text:p text:style-name="P218">LD_LIBRARY_PATH=$LD_LIBRARY_PATH:/home/dv/liu/deal.ii_d10/lib<text:s/><text:line-break/>export LD_LIBRARY_PATH</text:p>
      <text:p text:style-name="Standard"><text:span text:style-name="T219"><text:line-break/></text:span><text:a xlink:href="https://stackoverflow.com/questions/480764/linux-error-while-loading-shared-libraries-cannot-open-shared-object-file-no-s" office:target-frame-name="_top" xlink:show="replace"><text:span text:style-name="T220">https://sta</text:span><text:span text:style-name="T221">ckoverflow.com/questions/480764/linux-error-while-loading-shared-libraries-cannot-open-shared-object-file-no-s</text:span></text:a></text:p>
      <text:p text:style-name="P222"/>
      <text:p text:style-name="Normal">We can use the above command repeatedly for adding multiple paths.</text:p>
      <text:p text:style-name="P223"/>
      <text:p text:style-name="P224">When there is no the required library in the current folder, we go to the<text:s/>next section.</text:p>
      <text:h text:style-name="Heading3" text:outline-level="3"><text:bookmark-start text:name="_Toc76909394"/><text:bookmark-start text:name="_Toc77934713"/><text:bookmark-start text:name="_Toc78210742"/><text:bookmark-start text:name="_Toc78484973"/><text:bookmark-start text:name="_Toc78886348"/><text:bookmark-start text:name="_Toc83802909"/>using a library of higher version<text:bookmark-end text:name="_Toc76909394"/><text:bookmark-end text:name="_Toc77934713"/><text:bookmark-end text:name="_Toc78210742"/><text:bookmark-end text:name="_Toc78484973"/><text:bookmark-end text:name="_Toc78886348"/><text:bookmark-end text:name="_Toc83802909"/></text:h>
      <text:list text:style-name="LFO32" text:continue-numbering="true">
        <text:list-item>
          <text:p text:style-name="P225">Locating the higher-version library</text:p>
        </text:list-item>
        <text:list-item>
          <text:p text:style-name="P226">In this lib/ folder where I can operate privately, creating the link using the following command</text:p>
        </text:list-item>
      </text:list>
      <text:p text:style-name="P227">sudo ln -s libboost_iostreams.so.1.65.1 libboost_iostreams.so.1.60.0</text:p>
      <text:p text:style-name="Textbody"><text:a xlink:href="https://www.biostars.org/p/389360/" office:target-frame-name="_top" xlink:show="replace"><text:span text:style-name="Hyperlink">https://www.biostars.org/p/389360/</text:span></text:a></text:p>
      <text:p text:style-name="Textbody"/>
      <text:p text:style-name="Normal">Be careful. Not using “sudo” in the cluster. Otherwise, the incident will be reported. Nov. 4, 2021</text:p>
      <text:p text:style-name="Normal">See an email received from Kees on Nov. 4, 2021.</text:p>
      <text:p text:style-name="Normal"/>
      <text:p text:style-name="Textbody">Confirmed on Nov. 5, 2021</text:p>
      <text:h text:style-name="Heading3" text:outline-level="3"><text:bookmark-start text:name="__RefHeading___Toc1641_2136975647"/><text:bookmark-start text:name="_Toc56685038"/><text:bookmark-start text:name="_Toc57041007"/><text:bookmark-start text:name="_Toc76909395"/><text:bookmark-start text:name="_Toc77934714"/><text:bookmark-start text:name="_Toc78210743"/><text:bookmark-start text:name="_Toc78484974"/><text:bookmark-start text:name="_Toc78886349"/><text:bookmark-start text:name="_Toc83802910"/><text:soft-page-break/>show library path<text:bookmark-end text:name="__RefHeading___Toc1641_2136975647"/><text:bookmark-end text:name="_Toc56685038"/><text:bookmark-end text:name="_Toc57041007"/><text:bookmark-end text:name="_Toc76909395"/><text:bookmark-end text:name="_Toc77934714"/><text:bookmark-end text:name="_Toc78210743"/><text:bookmark-end text:name="_Toc78484974"/><text:bookmark-end text:name="_Toc78886349"/><text:bookmark-end text:name="_Toc83802910"/></text:h>
      <text:p text:style-name="Standard"><text:span text:style-name="SourceText">echo $LD_LIBRARY_PATH</text:span></text:p>
      <text:p text:style-name="Textbody"/>
      <text:h text:style-name="Heading2" text:outline-level="2"><text:bookmark-start text:name="__RefHeading___Toc3767_1959915214"/><text:bookmark-start text:name="_Toc56685056"/><text:bookmark-start text:name="_Toc57041025"/><text:bookmark-start text:name="_Toc76909412"/><text:bookmark-start text:name="_Toc77934731"/><text:bookmark-start text:name="_Toc78210760"/><text:bookmark-start text:name="_Toc78484991"/><text:bookmark-start text:name="_Toc78886366"/><text:bookmark-start text:name="_Toc83802911"/>Operations on the cluster, (detailed process) Sep 24, 2018<text:bookmark-end text:name="__RefHeading___Toc3767_1959915214"/><text:bookmark-end text:name="_Toc56685056"/><text:bookmark-end text:name="_Toc57041025"/><text:bookmark-end text:name="_Toc76909412"/><text:bookmark-end text:name="_Toc77934731"/><text:bookmark-end text:name="_Toc78210760"/><text:bookmark-end text:name="_Toc78484991"/><text:bookmark-end text:name="_Toc78886366"/><text:bookmark-end text:name="_Toc83802911"/></text:h>
      <text:h text:style-name="Heading3" text:outline-level="3"><text:bookmark-start text:name="__RefHeading___Toc3769_1959915214"/><text:bookmark-start text:name="_Toc56685057"/><text:bookmark-start text:name="_Toc57041026"/><text:bookmark-start text:name="_Toc76909413"/><text:bookmark-start text:name="_Toc77934732"/><text:bookmark-start text:name="_Toc78210761"/><text:bookmark-start text:name="_Toc78484992"/><text:bookmark-start text:name="_Toc78886367"/><text:bookmark-start text:name="_Toc83802912"/><text:span text:style-name="T228">Generate the public keys for all nodes</text:span><text:bookmark-end text:name="__RefHeading___Toc3769_1959915214"/><text:bookmark-end text:name="_Toc56685057"/><text:bookmark-end text:name="_Toc57041026"/><text:bookmark-end text:name="_Toc76909413"/><text:bookmark-end text:name="_Toc77934732"/><text:bookmark-end text:name="_Toc78210761"/><text:bookmark-end text:name="_Toc78484992"/><text:bookmark-end text:name="_Toc78886367"/><text:bookmark-end text:name="_Toc83802912"/></text:h>
      <text:p text:style-name="Standard"><text:span text:style-name="T229">dutita8:~ 19 % mksshkeys<text:s/></text:span><text:span text:style-name="T230"><text:line-break/></text:span><text:span text:style-name="T231">Generating ssh public ecdsa keys with empty passphrase .....<text:s/></text:span><text:span text:style-name="T232"><text:line-break/></text:span><text:span text:style-name="T233">Generating public/private e</text:span><text:span text:style-name="T234">cdsa key pair.<text:s/></text:span><text:span text:style-name="T235"><text:line-break/></text:span><text:span text:style-name="T236">Enter file in which to save the key (/home/dv/liu/.ssh/id_ecdsa): Your identification has been saved in /home/dv/liu/.ssh/id_ecdsa.<text:s/></text:span><text:span text:style-name="T237"><text:line-break/></text:span><text:span text:style-name="T238">Your public key has been saved in /home/dv/liu/.ssh/id_ecdsa.pub.<text:s/></text:span><text:span text:style-name="T239"><text:line-break/></text:span><text:span text:style-name="T240">The key fingerprint is:<text:s/></text:span><text:span text:style-name="T241"><text:line-break/></text:span><text:span text:style-name="T242">SHA256:MiwEe4Nc</text:span><text:span text:style-name="T243">UUatN+fp60/6xJoHrnnD7Y2mKUeY/yFE0H8 liu@dutita8<text:s/></text:span><text:span text:style-name="T244"><text:line-break/></text:span><text:span text:style-name="T245">The key's randomart image is:<text:s/></text:span><text:span text:style-name="T246"><text:line-break/></text:span><text:span text:style-name="T247">+---[ECDSA 256]---+<text:s/></text:span><text:span text:style-name="T248"><text:line-break/></text:span><text:span text:style-name="T249">|  . o++...       |<text:s/></text:span><text:span text:style-name="T250"><text:line-break/></text:span><text:span text:style-name="T251">| . = .  ...      |<text:s/></text:span><text:span text:style-name="T252"><text:line-break/></text:span><text:span text:style-name="T253">|  + +  .  ..     |<text:s/></text:span><text:span text:style-name="T254"><text:line-break/></text:span><text:span text:style-name="T255">|   o o. o.. . E  |<text:s/></text:span><text:span text:style-name="T256"><text:line-break/></text:span><text:span text:style-name="T257">|    . +.S*.. .   |<text:s/></text:span><text:span text:style-name="T258"><text:line-break/></text:span><text:span text:style-name="T259">|     . oo.=.     |<text:s/></text:span><text:span text:style-name="T260"><text:line-break/></text:span><text:span text:style-name="T261">|         *.o=    |<text:s/></text:span><text:span text:style-name="T262"><text:line-break/></text:span><text:span text:style-name="T263">|       </text:span><text:span text:style-name="T264"> ..OO++   |<text:s/></text:span><text:span text:style-name="T265"><text:line-break/></text:span><text:span text:style-name="T266">|        o*O@* .  |<text:s/></text:span><text:span text:style-name="T267"><text:line-break/></text:span><text:span text:style-name="T268">+----[SHA256]-----+<text:s/></text:span><text:span text:style-name="T269"><text:line-break/></text:span><text:span text:style-name="T270">Appending this key to the authorized_keys list ...</text:span><text:span text:style-name="T271"><text:line-break/></text:span><text:span text:style-name="T272"><text:line-break/></text:span></text:p>
      <text:p text:style-name="Standard"/>
      <text:h text:style-name="Heading3" text:outline-level="3"><text:bookmark-start text:name="__RefHeading___Toc3775_1959915214"/><text:bookmark-start text:name="_Toc56685058"/><text:bookmark-start text:name="_Toc57041027"/><text:bookmark-start text:name="_Toc76909414"/><text:bookmark-start text:name="_Toc77934733"/><text:bookmark-start text:name="_Toc78210762"/><text:bookmark-start text:name="_Toc78484993"/><text:bookmark-start text:name="_Toc78886368"/><text:bookmark-start text:name="_Toc83802913"/>Copying a file to the cluster home<text:bookmark-end text:name="__RefHeading___Toc3775_1959915214"/><text:bookmark-end text:name="_Toc56685058"/><text:bookmark-end text:name="_Toc57041027"/><text:bookmark-end text:name="_Toc76909414"/><text:bookmark-end text:name="_Toc77934733"/><text:bookmark-end text:name="_Toc78210762"/><text:bookmark-end text:name="_Toc78484993"/><text:bookmark-end text:name="_Toc78886368"/><text:bookmark-end text:name="_Toc83802913"/></text:h>
      <text:p text:style-name="P273">Using 'rsync', Sep 25, 2018</text:p>
      <text:p text:style-name="P274">In the Localdisk of dutita4, input:</text:p>
      <text:p text:style-name="Standard"><text:span text:style-name="T275">rsync -avz data_error.txt<text:s/></text:span><text:span text:style-name="T276">liu@dutita8:/home/dv/liu<text:s/></text:span><text:span text:style-name="T277"><text:line-break/></text:span><text:span text:style-name="T278">,</text:span></text:p>
      <text:p text:style-name="P279">where data_error.txt is a file in Localdisk.</text:p>
      <text:p text:style-name="P280"/>
      <text:p text:style-name="P281">More detailed:</text:p>
      <text:p text:style-name="P282"/>
      <text:p text:style-name="Standard"><text:span text:style-name="T283">rsync -avz step-4<text:s/></text:span><text:a xlink:href="mailto:liu@dutita8" office:target-frame-name="_top" xlink:show="replace"><text:span text:style-name="T284">liu@dutita8</text:span></text:a><text:span text:style-name="T285">:/home/dv/liu/deal.ii_d10/examples/step-4</text:span></text:p>
      <text:p text:style-name="P286"/>
      <text:p text:style-name="Standard"><text:span text:style-name="T287">rsync -avz step-20<text:s/></text:span><text:span text:style-name="T288">liu@dutita8:/home/dv/liu/deal.ii_d10/examples/step-20</text:span><text:span text:style-name="T289"><text:line-break/></text:span></text:p>
      <text:p text:style-name="P290"/>
      <text:p text:style-name="Standard"><text:a xlink:href="https://www.tecmint.com/rsync-local-remote-file-synchronization-commands/" office:target-frame-name="_top" xlink:show="replace"><text:span text:style-name="T291">https://www.tecmint.com/rsync-local-remote-file-synchronization-commands/</text:span></text:a></text:p>
      <text:p text:style-name="P292"/>
      <text:p text:style-name="P293">The following line, which allows file transport in one system, does not work.</text:p>
      <text:p text:style-name="Standard"><text:span text:style-name="T294">scp -r deal.ii<text:s/></text:span><text:a xlink:href="mailto:liu@dutita8" office:target-frame-name="_top" xlink:show="replace"><text:span text:style-name="T295">liu@dutita8</text:span></text:a><text:span text:style-name="T296">:$HOME</text:span><text:span text:style-name="T297"><text:line-break/></text:span></text:p>
      <text:p text:style-name="P298">Copy data in a node to the home in dutita4, Oct. 2, 2018</text:p>
      <text:p text:style-name="P299"/>
      <text:p text:style-name="Standard"><text:span text:style-name="T300">rsync -avz data_error_P4.txt jliu@dutita4:/mnt/dutita4/dv/jliu</text:span><text:span text:style-name="T301"><text:line-break/></text:span></text:p>
      <text:h text:style-name="Heading3" text:outline-level="3"><text:bookmark-start text:name="__RefHeading___Toc3777_1959915214"/><text:bookmark-start text:name="_Toc56685059"/><text:bookmark-start text:name="_Toc57041028"/><text:bookmark-start text:name="_Toc76909415"/><text:bookmark-start text:name="_Toc77934734"/><text:bookmark-start text:name="_Toc78210763"/><text:bookmark-start text:name="_Toc78484994"/><text:bookmark-start text:name="_Toc78886369"/><text:bookmark-start text:name="_Toc83802914"/>return to mf-node2 from its localdisk, Sep 25, 2018<text:bookmark-end text:name="__RefHeading___Toc3777_1959915214"/><text:bookmark-end text:name="_Toc56685059"/><text:bookmark-end text:name="_Toc57041028"/><text:bookmark-end text:name="_Toc76909415"/><text:bookmark-end text:name="_Toc77934734"/><text:bookmark-end text:name="_Toc78210763"/><text:bookmark-end text:name="_Toc78484994"/><text:bookmark-end text:name="_Toc78886369"/><text:bookmark-end text:name="_Toc83802914"/></text:h>
      <text:p text:style-name="Textbody"><text:span text:style-name="T302">ssh -CY mf-node2</text:span></text:p>
      <text:p text:style-name="P303">in the event that we cannot find the files in mf-node2.</text:p>
      <text:h text:style-name="Heading3" text:outline-level="3"><text:bookmark-start text:name="__RefHeading___Toc3783_1959915214"/><text:bookmark-start text:name="_Toc56685067"/><text:bookmark-start text:name="_Toc57041036"/><text:bookmark-start text:name="_Toc76909423"/><text:bookmark-start text:name="_Toc77934743"/><text:bookmark-start text:name="_Toc78210770"/><text:bookmark-start text:name="_Toc78485001"/><text:bookmark-start text:name="_Toc78886376"/><text:bookmark-start text:name="_Toc83802915"/><text:span text:style-name="T304">solution to<text:s/></text:span>timed out waiting for input: auto-logout, Sep 25, 2018<text:bookmark-end text:name="__RefHeading___Toc3783_1959915214"/><text:bookmark-end text:name="_Toc56685067"/><text:bookmark-end text:name="_Toc57041036"/><text:bookmark-end text:name="_Toc76909423"/><text:bookmark-end text:name="_Toc77934743"/><text:bookmark-end text:name="_Toc78210770"/><text:bookmark-end text:name="_Toc78485001"/><text:bookmark-end text:name="_Toc78886376"/><text:bookmark-end text:name="_Toc83802915"/></text:h>
      <text:p text:style-name="P305">* TMOUT=600   #set an auto-logout timeout for 10 minutes<text:line-break/>* TMOUT=1200  #set an auto-logout timeout for 20 minutes<text:line-break/>* TMOUT=   #turn off auto-logout (user session will not auto-logout due to session inactivity)</text:p>
      <text:p text:style-name="Textbody"><text:a xlink:href="http://www.adercon.com/ac/node/39" office:target-frame-name="_top" xlink:show="replace"><text:span text:style-name="T306">http://www.adercon.com/ac/node/39</text:span></text:a><text:span text:style-name="T307"><text:line-break/></text:span></text:p>
      <text:h text:style-name="Heading1" text:outline-level="1"><text:bookmark-start text:name="__RefHeading___Toc392_413763595"/><text:bookmark-start text:name="_Toc56685089"/><text:bookmark-start text:name="_Toc57041058"/><text:bookmark-start text:name="_Toc76909445"/><text:bookmark-start text:name="_Toc77934765"/><text:bookmark-start text:name="_Toc78210792"/><text:bookmark-start text:name="_Toc78485023"/><text:bookmark-start text:name="_Toc78886398"/><text:bookmark-start text:name="_Toc83802916"/>Install<text:span text:style-name="T308">ing</text:span><text:s/>softwares<text:bookmark-end text:name="__RefHeading___Toc392_413763595"/><text:bookmark-end text:name="_Toc56685089"/><text:bookmark-end text:name="_Toc57041058"/><text:bookmark-end text:name="_Toc76909445"/><text:bookmark-end text:name="_Toc77934765"/><text:bookmark-end text:name="_Toc78210792"/><text:bookmark-end text:name="_Toc78485023"/><text:bookmark-end text:name="_Toc78886398"/><text:bookmark-end text:name="_Toc83802916"/></text:h>
      <text:p text:style-name="Standard"><text:bookmark-start text:name="docs-internal-guid-a47ee1f9-659c-59b4-02"/><text:bookmark-end text:name="docs-internal-guid-a47ee1f9-659c-59b4-02"/></text:p>
      <text:h text:style-name="Heading2" text:outline-level="2"><text:bookmark-start text:name="__RefHeading___Toc394_413763595"/><text:bookmark-start text:name="_Toc56685090"/><text:bookmark-start text:name="_Toc57041059"/><text:bookmark-start text:name="_Toc76909446"/><text:bookmark-start text:name="_Toc77934766"/><text:bookmark-start text:name="_Toc78210793"/><text:bookmark-start text:name="_Toc78485024"/><text:bookmark-start text:name="_Toc78886399"/><text:bookmark-start text:name="_Toc83802917"/>Username is not in the<text:s/>sudoers file. This incident will be reported, 21-1-2018<text:bookmark-end text:name="__RefHeading___Toc394_413763595"/><text:bookmark-end text:name="_Toc56685090"/><text:bookmark-end text:name="_Toc57041059"/><text:bookmark-end text:name="_Toc76909446"/><text:bookmark-end text:name="_Toc77934766"/><text:bookmark-end text:name="_Toc78210793"/><text:bookmark-end text:name="_Toc78485024"/><text:bookmark-end text:name="_Toc78886399"/><text:bookmark-end text:name="_Toc83802917"/></text:h>
      <text:p text:style-name="P309">To solve this I followed below steps:</text:p>
      <text:list text:style-name="LFO33" text:continue-numbering="true">
        <text:list-item>
          <text:p text:style-name="P310">go to home directory by running command "cd -"</text:p>
        </text:list-item>
        <text:list-item>
          <text:p text:style-name="P311">then type 'su -'</text:p>
        </text:list-item>
        <text:list-item>
          <text:p text:style-name="P312">it will ask you for password then type your login password you will be in root user.</text:p>
        </text:list-item>
        <text:list-item>
          <text:p text:style-name="P313">[shri@localhost ~]$ su -<text:s/><text:line-break/>Password:<text:s/><text:line-break/>[root@localhost ~]# visudo</text:p>
        </text:list-item>
        <text:list-item>
          <text:p text:style-name="P314">then add</text:p>
        </text:list-item>
        <text:list-item>
          <text:p text:style-name="P315">username        ALL=(ALL)      ALL</text:p>
        </text:list-item>
        <text:list-item>
          <text:p text:style-name="P316">to sudoers</text:p>
        </text:list-item>
        <text:list-item>
          <text:p text:style-name="P317">save and exit</text:p>
        </text:list-item>
      </text:list>
      <text:p text:style-name="P318"><text:a xlink:href="https://unix.stackexchange.com/questions/179954/username-is-not-in-the-sudoers-file-this-incident-will-be-reported" office:target-frame-name="_top" xlink:show="replace">https://unix.stackexchange.com/questions/179954/username-is-not-in-the-sudoers-file-this-incident-</text:a><text:a xlink:href="https://unix.stackexchange.com/questions/179954/username-is-not-in-the-sudoers-file-this-incident-will-be-reported" office:target-frame-name="_top" xlink:show="replace">will-be-reported</text:a></text:p>
      <text:p text:style-name="Textbody"/>
      <text:h text:style-name="Heading2" text:outline-level="2"><text:bookmark-start text:name="__RefHeading___Toc396_413763595"/><text:bookmark-start text:name="_Toc56685091"/><text:bookmark-start text:name="_Toc57041060"/><text:bookmark-start text:name="_Toc76909447"/><text:bookmark-start text:name="_Toc77934767"/><text:bookmark-start text:name="_Toc78210794"/><text:bookmark-start text:name="_Toc78485025"/><text:bookmark-start text:name="_Toc78886400"/><text:bookmark-start text:name="_Toc83802918"/><text:soft-page-break/>Install g++, 21-1-2018<text:bookmark-end text:name="__RefHeading___Toc396_413763595"/><text:bookmark-end text:name="_Toc56685091"/><text:bookmark-end text:name="_Toc57041060"/><text:bookmark-end text:name="_Toc76909447"/><text:bookmark-end text:name="_Toc77934767"/><text:bookmark-end text:name="_Toc78210794"/><text:bookmark-end text:name="_Toc78485025"/><text:bookmark-end text:name="_Toc78886400"/><text:bookmark-end text:name="_Toc83802918"/></text:h>
      <text:p text:style-name="P319">First input the line below in the konsole</text:p>
      <text:p text:style-name="P320">sudo apt-get install build-essential</text:p>
      <text:p text:style-name="P321"><text:a xlink:href="https://unix.stackexchange.com/questions/359252/problem-installing-build-essential-in-debian" office:target-frame-name="_top" xlink:show="replace"><text:span text:style-name="T322">https://unix.stackexchange.com/questions/35</text:span><text:span text:style-name="T323">9252/problem-installing-build-essential-in-debian</text:span></text:a></text:p>
      <text:p text:style-name="Textbody"/>
      <text:p text:style-name="P324">It comes across some problem,</text:p>
      <text:p text:style-name="P325">then input</text:p>
      <text:p text:style-name="P326">sudo cp /etc/apt/sources.list ~/<text:s/><text:line-break/>sudo wget "http://pastebin.com/raw.php?i=uzhrtg5M" -O /etc/apt/sources.list<text:s/><text:line-break/>sudo apt-get update<text:line-break/>sudo rm /etc/apt/sources.list.d/ubuntu-extras.list<text:line-break/>sudo apt-get update</text:p>
      <text:p text:style-name="P327">In a sequence</text:p>
      <text:p text:style-name="P328"><text:a xlink:href="https://askubuntu.com/questions/329450/e-some-index-files-failed-to-download-they-have-been-ignored-or-old-ones-used" office:target-frame-name="_top" xlink:show="replace"><text:span text:style-name="T329">https://askubuntu.com/questions/329450/e-some-index-files-failed-to-do</text:span><text:span text:style-name="T330">wnload-they-have-been-</text:span></text:a><text:a xlink:href="https://askubuntu.com/questions/329450/e-some-index-files-failed-to-download-they-have-been-ignored-or-old-ones-used" office:target-frame-name="_top" xlink:show="replace"><text:span text:style-name="T331">ignored-or-old-ones-used</text:span></text:a><text:line-break/></text:p>
      <text:h text:style-name="Heading1" text:outline-level="1"><text:bookmark-start text:name="_Toc83802919"/><text:bookmark-start text:name="__RefHeading___Toc13442_1918475198"/><text:bookmark-start text:name="_Toc56685093"/><text:bookmark-start text:name="_Toc57041062"/><text:bookmark-start text:name="_Toc76909449"/><text:bookmark-start text:name="_Toc77934769"/><text:bookmark-start text:name="_Toc78210796"/><text:bookmark-start text:name="_Toc78485027"/><text:bookmark-start text:name="_Toc78886401"/>Shortcuts when operating on windows<text:bookmark-end text:name="_Toc83802919"/></text:h>
      <text:h text:style-name="Heading2" text:outline-level="2"><text:bookmark-start text:name="_Toc83802920"/>File folder panel<text:bookmark-end text:name="__RefHeading___Toc13442_1918475198"/><text:bookmark-end text:name="_Toc56685093"/><text:bookmark-end text:name="_Toc57041062"/><text:bookmark-end text:name="_Toc76909449"/><text:bookmark-end text:name="_Toc77934769"/><text:bookmark-end text:name="_Toc78210796"/><text:bookmark-end text:name="_Toc78485027"/><text:bookmark-end text:name="_Toc78886401"/><text:bookmark-end text:name="_Toc83802920"/></text:h>
      <text:p text:style-name="Textbody">alt + 'up' <text:s/>return to the parent directory</text:p>
      <text:h text:style-name="Heading3" text:outline-level="3"><text:bookmark-start text:name="__RefHeading___Toc13445_1918475198"/><text:bookmark-start text:name="_Toc56685032"/><text:bookmark-start text:name="_Toc57041001"/><text:bookmark-start text:name="_Toc76909388"/><text:bookmark-start text:name="_Toc77934707"/><text:bookmark-start text:name="_Toc78210736"/><text:bookmark-start text:name="_Toc78484967"/><text:bookmark-start text:name="_Toc78886342"/><text:bookmark-start text:name="_Toc83802921"/>Switching between tabs or moving tabs, Jan. 3, 2018<text:bookmark-end text:name="__RefHeading___Toc13445_1918475198"/><text:bookmark-end text:name="_Toc56685032"/><text:bookmark-end text:name="_Toc57041001"/><text:bookmark-end text:name="_Toc76909388"/><text:bookmark-end text:name="_Toc77934707"/><text:bookmark-end text:name="_Toc78210736"/><text:bookmark-end text:name="_Toc78484967"/><text:bookmark-end text:name="_Toc78886342"/><text:bookmark-end text:name="_Toc83802921"/></text:h>
      <text:p text:style-name="Textbody">Shift+Right <text:s/>Next Tab</text:p>
      <text:p text:style-name="Textbody"><text:s text:c="2"/>Shift+Left <text:s/>Previous Tab</text:p>
      <text:p text:style-name="Textbody"><text:s text:c="2"/>Ctrl+Shift+Left <text:s/>Move Tab Left</text:p>
      <text:p text:style-name="Textbody"><text:s text:c="2"/>Ctrl+Shift+Right <text:s/>Move Tab Right</text:p>
      <text:p text:style-name="Textbody">R<text:span text:style-name="T332">efer</text:span>ence: terminal window -&gt; help -&gt; konsole handbook -&gt;<text:s/>chapter 2.</text:p>
      <text:p text:style-name="Textbody"/>
      <text:h text:style-name="Heading1" text:outline-level="1"><text:bookmark-start text:name="_Toc83802922"/>Tricky skills<text:bookmark-end text:name="_Toc83802922"/></text:h>
      <text:h text:style-name="Heading2" text:outline-level="2"><text:bookmark-start text:name="__RefHeading__5530_1037801320"/><text:bookmark-start text:name="_Toc56685039"/><text:bookmark-start text:name="_Toc57041008"/><text:bookmark-start text:name="_Toc76909396"/><text:bookmark-start text:name="_Toc77934715"/><text:bookmark-start text:name="_Toc78210744"/><text:bookmark-start text:name="_Toc78484975"/><text:bookmark-start text:name="_Toc78886350"/><text:bookmark-start text:name="_Toc83802923"/><text:bookmark-start text:name="__RefHeading__240_1013439220"/><text:bookmark-start text:name="_Toc56685034"/><text:bookmark-start text:name="_Toc57041003"/><text:bookmark-start text:name="_Toc76909390"/><text:bookmark-start text:name="_Toc77934709"/><text:bookmark-start text:name="_Toc78210738"/><text:bookmark-start text:name="_Toc78484969"/><text:bookmark-start text:name="_Toc78886344"/>Changing entrance password:<text:bookmark-end text:name="__RefHeading__5530_1037801320"/><text:bookmark-end text:name="_Toc56685039"/><text:bookmark-end text:name="_Toc57041008"/><text:bookmark-end text:name="_Toc76909396"/><text:bookmark-end text:name="_Toc77934715"/><text:bookmark-end text:name="_Toc78210744"/><text:bookmark-end text:name="_Toc78484975"/><text:bookmark-end text:name="_Toc78886350"/><text:bookmark-end text:name="_Toc83802923"/></text:h>
      <text:p text:style-name="Standard">Change directory to dutita4 (manipulate according to the guide)</text:p>
      <text:p text:style-name="Standard">enter 'ssh dutita4';</text:p>
      <text:p text:style-name="Standard">enter 'passwd';</text:p>
      <text:p text:style-name="Standard">(current) UNIX password:</text:p>
      <text:p text:style-name="Standard">Enter new UNIX password:</text:p>
      <text:p text:style-name="Standard">Retype new UNIX password:</text:p>
      <text:h text:style-name="Heading2" text:outline-level="2"><text:bookmark-start text:name="_Toc83802924"/><text:soft-page-break/>Using new versions of the<text:s/>installed software<text:bookmark-end text:name="__RefHeading__240_1013439220"/><text:bookmark-end text:name="_Toc56685034"/><text:bookmark-end text:name="_Toc57041003"/><text:bookmark-end text:name="_Toc76909390"/><text:bookmark-end text:name="_Toc77934709"/><text:bookmark-end text:name="_Toc78210738"/><text:bookmark-end text:name="_Toc78484969"/><text:bookmark-end text:name="_Toc78886344"/><text:bookmark-end text:name="_Toc83802924"/></text:h>
      <text:p text:style-name="Textbody">For example, to use cmake-3.10.0</text:p>
      <text:p text:style-name="Textbody">1.</text:p>
      <text:p text:style-name="Textbody">input cmake, presstab two times, then two installed cmake will appear,</text:p>
      <text:p text:style-name="Textbody">cmake <text:s text:c="8"/>cmake-3.10.0 <text:s/></text:p>
      <text:p text:style-name="Textbody">2.</text:p>
      <text:p text:style-name="Textbody">input cmake-3.10.0 .. to run</text:p>
      <text:p text:style-name="Textbody"/>
      <text:h text:style-name="Heading2" text:outline-level="2"><text:bookmark-start text:name="__RefHeading__235_1013439220"/><text:bookmark-start text:name="_Toc56685050"/><text:bookmark-start text:name="_Toc57041019"/><text:bookmark-start text:name="_Toc76909404"/><text:bookmark-start text:name="_Toc77934723"/><text:bookmark-start text:name="_Toc78210752"/><text:bookmark-start text:name="_Toc78484983"/><text:bookmark-start text:name="_Toc78886358"/><text:bookmark-start text:name="_Toc83802925"/>Creating an alias for one address<text:bookmark-end text:name="__RefHeading__235_1013439220"/><text:bookmark-end text:name="_Toc56685050"/><text:bookmark-end text:name="_Toc57041019"/><text:bookmark-end text:name="_Toc76909404"/><text:bookmark-end text:name="_Toc77934723"/><text:bookmark-end text:name="_Toc78210752"/><text:bookmark-end text:name="_Toc78484983"/><text:bookmark-end text:name="_Toc78886358"/><text:bookmark-end text:name="_Toc83802925"/></text:h>
      <text:p text:style-name="Standard">alias cmake-3.10.0="/mnt/dutita4/dv/jliu/Localdisk/cmake/cmake-3.10.0/bin/cmake"</text:p>
      <text:p text:style-name="Textbody"/>
      <text:h text:style-name="Heading1" text:outline-level="1">WSL</text:h>
      <text:p text:style-name="Textbody"/>
      <text:h text:style-name="Heading2" text:outline-level="2">wslview</text:h>
      <text:p text:style-name="Textbody"><text:a xlink:href="https://superuser.com/questions/1160419/how-can-i-open-a-file-from-wsl-with-the-default-application" office:target-frame-name="_top" xlink:show="replace"><text:span text:style-name="Hyperlink">windows 10 - How can I "open" a file from WSL with the default application? -</text:span><text:span text:style-name="Hyperlink"><text:s/>Super User</text:span>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monospace" svg:font-family="monospace" style:font-family-generic="roman" style:font-pitch="variable"/>
    <style:font-face style:name="var(--ff-mono)" svg:font-family="var(--ff-mono)" style:font-family-generic="roman"/>
    <style:font-face style:name="Consolas" svg:font-family="Consolas" style:font-family-generic="modern" style:font-pitch="fixed" svg:panose-1="2 11 6 9 2 2 4 3 2 4"/>
    <style:font-face style:name="WenQuanYi Micro Hei" svg:font-family="WenQuanYi Micro Hei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5" style:display-name="WW_OutlineListStyle_2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sy0" style:display-name="sy0" style:family="text" style:parent-style-name="DefaultParagraphFont"/>
    <style:style style:name="nu0" style:display-name="nu0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text:list-style style:name="WW_OutlineListStyle_24" style:display-name="WW_OutlineListStyle_2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3" style:display-name="WW_OutlineListStyle_2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2" style:display-name="WW_OutlineListStyle_2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1" style:display-name="WW_OutlineListStyle_2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0" style:display-name="WW_OutlineListStyle_2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9" style:display-name="WW_OutlineListStyle_1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8" style:display-name="WW_OutlineListStyle_1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6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</text:outline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09-04-16T11:32:00Z</meta:creation-date>
    <dc:date>2022-01-24T05:25:00Z</dc:date>
    <meta:template xlink:href="Normal.dotm" xlink:type="simple"/>
    <meta:editing-cycles>344</meta:editing-cycles>
    <meta:editing-duration>PT18074160S</meta:editing-duration>
    <meta:user-defined meta:name="Info 1"/>
    <meta:user-defined meta:name="Info 2"/>
    <meta:user-defined meta:name="Info 3"/>
    <meta:user-defined meta:name="Info 4"/>
    <meta:document-statistic meta:page-count="11" meta:paragraph-count="37" meta:word-count="2815" meta:character-count="18826" meta:row-count="133" meta:non-whitespace-character-count="16048"/>
  </office:meta>
</office:document-meta>
</file>